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C" style:family="table-column">
      <style:table-column-properties style:column-width="10.007cm" style:rel-column-width="3974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44508d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111111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111111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111111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111111"/>
    </style:style>
    <style:style style:name="P11" style:family="paragraph" style:parent-style-name="Times14_5f_РИО2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19ae3" officeooo:paragraph-rsid="0044508d" style:font-size-asian="14pt" style:language-asian="ru" style:country-asian="RU" style:font-name-complex="Times New Roman5" style:font-size-complex="12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paragraph-rsid="0044c6ce" style:font-weight-asian="normal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044508d" officeooo:paragraph-rsid="0044c6ce" style:font-weight-asian="normal" style:font-weight-complex="normal"/>
    </style:style>
    <style:style style:name="P14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5" style:family="paragraph" style:parent-style-name="Table">
      <style:paragraph-properties fo:keep-with-next="always"/>
      <style:text-properties fo:color="#111111"/>
    </style:style>
    <style:style style:name="P1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111111" style:font-name="Times New Roman" style:font-size-complex="14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111111" style:font-name="Times New Roman" officeooo:rsid="003be46b" officeooo:paragraph-rsid="003be46b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111111" style:font-name="Times New Roman" fo:font-size="14pt" officeooo:rsid="003be46b" officeooo:paragraph-rsid="003be46b" style:font-size-complex="14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11111" style:font-name="Times New Roman" fo:font-size="14pt" fo:language="ru" fo:country="RU" officeooo:rsid="00419ae3" officeooo:paragraph-rsid="00419ae3" style:font-size-asian="14pt" style:language-asian="ru" style:country-asian="RU" style:font-name-complex="Times New Roman5" style:font-size-complex="12pt" style:language-complex="ar" style:country-complex="SA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111111" fo:font-size="12pt" officeooo:rsid="00136246" officeooo:paragraph-rsid="00136246" style:font-size-asian="12pt" style:font-name-complex="Times New Roman5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111111" fo:font-size="12pt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111111" fo:font-size="12pt" officeooo:rsid="0040e140" officeooo:paragraph-rsid="0040e140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111111" fo:font-size="12pt" officeooo:rsid="0040e140" officeooo:paragraph-rsid="00457705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color="#111111" fo:font-size="12pt" officeooo:rsid="0040e140" officeooo:paragraph-rsid="0040e140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111111" fo:font-size="12pt" officeooo:rsid="00457705" officeooo:paragraph-rsid="00457705" style:font-size-asian="12pt" style:font-name-complex="Times New Roman5" style:font-size-complex="12pt"/>
    </style:style>
    <style:style style:name="P28" style:family="paragraph" style:parent-style-name="Times14_5f_РИО2">
      <style:paragraph-properties fo:margin-left="0cm" fo:margin-right="0cm" fo:line-height="150%" fo:text-indent="0cm" style:auto-text-indent="false" fo:break-before="page"/>
      <style:text-properties officeooo:paragraph-rsid="0044508d"/>
    </style:style>
    <style:style style:name="P29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44508d"/>
    </style:style>
    <style:style style:name="P30" style:family="paragraph" style:parent-style-name="Standard">
      <style:text-properties fo:color="#111111"/>
    </style:style>
    <style:style style:name="P31" style:family="paragraph" style:parent-style-name="Standard">
      <style:paragraph-properties fo:text-align="center" style:justify-single-word="false"/>
      <style:text-properties fo:color="#111111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2" style:family="paragraph" style:parent-style-name="Standard">
      <style:text-properties fo:color="#111111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3" style:family="paragraph" style:parent-style-name="Standard">
      <style:text-properties fo:color="#111111" officeooo:rsid="0018933d" officeooo:paragraph-rsid="0018933d"/>
    </style:style>
    <style:style style:name="P34" style:family="paragraph" style:parent-style-name="Text_20_body">
      <style:text-properties fo:color="#111111"/>
    </style:style>
    <style:style style:name="P35" style:family="paragraph" style:parent-style-name="Text_20_body">
      <style:text-properties fo:color="#111111" style:font-name="Times New Roman" fo:font-size="14pt" fo:language="ru" fo:country="RU" fo:font-weight="bold" officeooo:rsid="0041cb80" officeooo:paragraph-rsid="0041cb80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36" style:family="paragraph" style:parent-style-name="Times14_5f_РИО2">
      <style:paragraph-properties fo:line-height="150%"/>
      <style:text-properties fo:color="#111111" style:font-name="Times New Roman" fo:font-size="14pt" fo:language="ru" fo:country="RU" fo:font-weight="normal" officeooo:rsid="0041cb80" officeooo:paragraph-rsid="0044508d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37" style:family="paragraph" style:parent-style-name="Times14_5f_РИО2">
      <style:paragraph-properties fo:line-height="150%"/>
      <style:text-properties officeooo:paragraph-rsid="0044508d"/>
    </style:style>
    <style:style style:name="P38" style:family="paragraph" style:parent-style-name="Times14_5f_РИО2">
      <style:paragraph-properties fo:line-height="150%"/>
      <style:text-properties style:text-underline-style="solid" style:text-underline-width="auto" style:text-underline-color="font-color" fo:font-weight="normal" officeooo:paragraph-rsid="0044508d" style:font-weight-asian="normal" style:font-weight-complex="normal"/>
    </style:style>
    <style:style style:name="P3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111111" fo:font-size="14pt" officeooo:paragraph-rsid="0044508d" style:font-size-asian="14pt" style:font-size-complex="14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44508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paragraph-rsid="0044508d" style:font-size-asian="14pt" style:font-weight-asian="norm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44508d" style:font-size-asian="14pt" style:font-weight-asian="bold"/>
    </style:style>
    <style:style style:name="P44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111111" style:font-name="Times New Roman" fo:font-size="14pt" fo:language="ru" fo:country="RU" fo:font-style="normal" officeooo:rsid="0040e140" officeooo:paragraph-rsid="0044508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5" style:family="paragraph" style:parent-style-name="Heading_20_1">
      <style:paragraph-properties fo:break-before="page"/>
      <style:text-properties fo:color="#111111" officeooo:rsid="000ef043" officeooo:paragraph-rsid="003724e9"/>
    </style:style>
    <style:style style:name="P46" style:family="paragraph" style:parent-style-name="Heading_20_2">
      <style:text-properties fo:color="#111111"/>
    </style:style>
    <style:style style:name="P47" style:family="paragraph" style:parent-style-name="Heading_20_2" style:list-style-name="">
      <style:paragraph-properties fo:line-height="150%" fo:text-align="justify" style:justify-single-word="false" fo:orphans="2" fo:widows="2"/>
      <style:text-properties fo:color="#111111"/>
    </style:style>
    <style:style style:name="P48" style:family="paragraph" style:parent-style-name="Heading_20_2">
      <style:text-properties fo:color="#111111"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9" style:family="paragraph" style:parent-style-name="Heading_20_2">
      <style:paragraph-properties fo:break-before="page"/>
      <style:text-properties fo:color="#111111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53" style:family="paragraph" style:parent-style-name="Preformatted_20_Text">
      <style:paragraph-properties fo:margin-left="0cm" fo:margin-right="0cm" fo:text-indent="0cm" style:auto-text-indent="false"/>
      <style:text-properties officeooo:paragraph-rsid="00136246"/>
    </style:style>
    <style:style style:name="P5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56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color="#111111" fo:font-size="12pt" style:font-size-asian="12pt" style:font-name-complex="Times New Roman5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111111" fo:font-size="12pt" officeooo:rsid="00457705" officeooo:paragraph-rsid="00457705" style:font-size-asian="12pt" style:font-name-complex="Times New Roman5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111111" fo:font-size="12pt" officeooo:rsid="0040e140" officeooo:paragraph-rsid="00457705" style:font-size-asian="12pt" style:font-name-complex="Times New Roman5" style:font-size-complex="12pt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111111" fo:font-size="12pt" officeooo:rsid="0040e140" officeooo:paragraph-rsid="0040e140" style:font-size-asian="12pt" style:font-name-complex="Times New Roman5" style:font-size-complex="12pt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111111" fo:font-size="12pt" style:font-size-asian="12pt" style:font-name-complex="Times New Roman5" style:font-size-complex="12pt"/>
    </style:style>
    <style:style style:name="P61" style:family="paragraph" style:parent-style-name="Times14_5f_РИО2" style:list-style-name="WWNum15">
      <style:paragraph-properties fo:line-height="150%"/>
      <style:text-properties officeooo:paragraph-rsid="0044508d"/>
    </style:style>
    <style:style style:name="P62" style:family="paragraph" style:parent-style-name="Times14_5f_РИО2" style:list-style-name="WWNum13">
      <style:paragraph-properties fo:line-height="150%"/>
      <style:text-properties officeooo:paragraph-rsid="0044508d"/>
    </style:style>
    <style:style style:name="T1" style:family="text">
      <style:text-properties fo:text-transform="uppercase" fo:color="#111111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44508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fo:font-variant="normal" fo:text-transform="none" fo:color="#111111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" style:family="text">
      <style:text-properties fo:font-variant="normal" fo:text-transform="none" fo:color="#111111" style:font-name="Times New Roman" fo:font-size="14pt" fo:letter-spacing="0.009cm" fo:language="ru" fo:country="RU" fo:font-weight="bold" officeooo:rsid="003be46b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6" style:family="text">
      <style:text-properties officeooo:rsid="0013326f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size-complex="14pt" style:font-weight-complex="normal"/>
    </style:style>
    <style:style style:name="T9" style:family="text">
      <style:text-properties officeooo:rsid="001b215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6246" style:font-weight-asian="normal" style:font-weight-complex="normal"/>
    </style:style>
    <style:style style:name="T12" style:family="text">
      <style:text-properties fo:font-weight="normal" officeooo:rsid="0025a4f4" style:font-weight-asian="normal" style:font-weight-complex="normal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111111" style:font-name="Times New Roman" fo:font-size="14pt" fo:language="ru" fo:country="RU" fo:font-weight="bold" officeooo:rsid="003be46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111111" style:font-name="Times New Roman" fo:font-size="14pt" officeooo:rsid="003be46b" style:font-size-complex="14pt"/>
    </style:style>
    <style:style style:name="T17" style:family="text">
      <style:text-properties fo:color="#111111" style:font-name="Times New Roman" style:font-size-complex="14pt"/>
    </style:style>
    <style:style style:name="T18" style:family="text">
      <style:text-properties officeooo:rsid="003be46b"/>
    </style:style>
    <style:style style:name="T19" style:family="text">
      <style:text-properties fo:color="#800080"/>
    </style:style>
    <style:style style:name="T20" style:family="text">
      <style:text-properties fo:color="#800080" fo:font-weight="bold"/>
    </style:style>
    <style:style style:name="T21" style:family="text">
      <style:text-properties officeooo:rsid="0040e140" fo:background-color="transparent" loext:char-shading-value="0"/>
    </style:style>
    <style:style style:name="T22" style:family="text">
      <style:text-properties fo:color="#000080"/>
    </style:style>
    <style:style style:name="T23" style:family="text">
      <style:text-properties fo:color="#c0c0c0"/>
    </style:style>
    <style:style style:name="T24" style:family="text">
      <style:text-properties fo:color="#008000"/>
    </style:style>
    <style:style style:name="T25" style:family="text">
      <style:text-properties fo:color="#808000"/>
    </style:style>
    <style:style style:name="T26" style:family="text">
      <style:text-properties fo:color="#800000"/>
    </style:style>
    <style:style style:name="T27" style:family="text">
      <style:text-properties fo:color="#00677c"/>
    </style:style>
    <style:style style:name="T28" style:family="text">
      <style:text-properties fo:color="#00677c" fo:font-weight="bold"/>
    </style:style>
    <style:style style:name="T29" style:family="text">
      <style:text-properties fo:color="#092e64"/>
    </style:style>
    <style:style style:name="T30" style:family="text">
      <style:text-properties fo:color="#ce5c00"/>
    </style:style>
    <style:style style:name="T31" style:family="text">
      <style:text-properties fo:font-size="14pt" style:font-size-asian="14pt"/>
    </style:style>
    <style:style style:name="T32" style:family="text">
      <style:text-properties fo:font-size="14pt" officeooo:rsid="0044c6ce" style:font-size-asian="14pt"/>
    </style:style>
    <style:style style:name="T33" style:family="text">
      <style:text-properties fo:font-size="14pt" style:font-size-asian="14pt" style:font-size-complex="10pt"/>
    </style:style>
    <style:style style:name="T34" style:family="text">
      <style:text-properties fo:font-size="14pt" officeooo:rsid="0044c6ce" style:font-size-asian="14pt" style:font-size-complex="10pt"/>
    </style:style>
    <style:style style:name="T35" style:family="text">
      <style:text-properties fo:font-size="14pt" fo:font-weight="normal" officeooo:rsid="0044c6ce" style:font-size-asian="14pt" style:font-weight-asian="normal" style:font-weight-complex="normal"/>
    </style:style>
    <style:style style:name="T36" style:family="text">
      <style:text-properties fo:font-size="14pt" fo:language="en" fo:country="US" style:font-size-asian="14pt" style:font-size-complex="10pt"/>
    </style:style>
    <style:style style:name="T37" style:family="text">
      <style:text-properties fo:font-size="14pt" fo:language="en" fo:country="US" officeooo:rsid="0044c6ce" style:font-size-asian="14pt" style:font-size-complex="10pt"/>
    </style:style>
    <style:style style:name="T38" style:family="text">
      <style:text-properties fo:font-style="italic" style:font-style-asian="italic"/>
    </style:style>
    <style:style style:name="T39" style:family="text">
      <style:text-properties fo:font-weight="bold" style:font-weight-asian="bold"/>
    </style:style>
    <style:style style:name="T4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1" style:family="text">
      <style:text-properties officeooo:rsid="0047cca5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Book_20_Title"><text:span text:style-name="T1">отчет</text:span></text:span></text:p>
      <text:p text:style-name="P10"><text:span text:style-name="T2">по лабораторной работе №</text:span><text:span text:style-name="T3">2</text:span></text:p>
      <text:p text:style-name="P2"><text:span text:style-name="T14">по дисциплине «</text:span><text:span text:style-name="T15">Построение и анализ алгоритмов</text:span><text:span text:style-name="T14">»</text:span></text:p>
      <text:p text:style-name="P3"><text:span text:style-name="Book_20_Title"><text:span text:style-name="T4">Тема: </text:span></text:span><text:span text:style-name="Book_20_Title"><text:span text:style-name="T5">Алгоритмы поиска пути в графах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17">Студентка гр. </text:span><text:span text:style-name="T16">8304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20">Мельникова О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19">Размочаева Н.В.</text:p>
          </table:table-cell>
        </table:table-row>
      </table:table>
      <text:p text:style-name="P8"/>
      <text:p text:style-name="P8"/>
      <text:p text:style-name="P8">Санкт-Петербург</text:p>
      <text:p text:style-name="P31">20<text:span text:style-name="T18">20</text:span></text:p>
      <text:h text:style-name="P49" text:outline-level="2">Цель работы.</text:h>
      <text:p text:style-name="P40">Ознакомиться с алгоритмами поиска пути в графах на примере жадного алгоритмом на графе и алгоритма А*. Научиться применять данные алгоритмы для решения задач, а также оценивать временную сложность алгоритмов.</text:p>
      <text:p text:style-name="P35">Вариант 1.</text:p>
      <text:p text:style-name="P41">Постановка задачи.</text:p>
      <text:p text:style-name="P37">1) Разработайте программу, которая решает задачу построения пути в ориентированном графе при помощи <text:span text:style-name="T38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37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/text:p>
      <text:p text:style-name="P37">2) Разработайте программу, которая решает задачу построения кратчайшего пути в ориентированном графе методом А*. Каждая вершина в графе именуется целыми числами (в т. ч. отрицательными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P36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/text:p>
      <text:h text:style-name="P46" text:outline-level="2"/>
      <text:h text:style-name="P46" text:outline-level="2"/>
      <text:h text:style-name="P47" text:outline-level="2"/>
      <text:h text:style-name="P49" text:outline-level="2">Выполнение работы.</text:h>
      <text:p text:style-name="P38">Описание жадного алгоритма.</text:p>
      <text:p text:style-name="P37">На первом шаге рассматривается стартовая вершина. На каждом последующем шаге будут рассматриваться вершины, в которые можно попасть напрямую из текущей вершины. Далее среди этих вершин выбирается вершина, расстояние до которой от текущей является наименьшим. Эта вершина помечается рассмотренной и выбирается текущей. Предыдущий шаг повторяется. Если из текущей вершины не существует пути в еще не рассмотренные до этого вершины, то происходит возврат в вершину, из которой был совершен переход в текущую.</text:p>
      <text:p text:style-name="P37">Алгоритм заканчивает работу в двух случаях:</text:p>
      <text:list xml:id="list3594752179" text:style-name="WWNum15">
        <text:list-item>
          <text:p text:style-name="P61">Когда текущей вершиной становится конечная (путь найден).</text:p>
        </text:list-item>
        <text:list-item>
          <text:p text:style-name="P61">Когда все вершины были рассмотрены. </text:p>
        </text:list-item>
      </text:list>
      <text:p text:style-name="P29"><text:span text:style-name="T39"><text:tab/></text:span><text:span text:style-name="T40">Описание алгоритма А*.</text:span></text:p>
      <text:p text:style-name="P37">Стартовая вершина помечается заносится в «открытую». Пока существуют «открытые» вершины:</text:p>
      <text:list xml:id="list1118114930" text:style-name="WWNum13">
        <text:list-item>
          <text:p text:style-name="P62">В качестве текущей выбирается открытая, с наименьшим значением <text:span text:style-name="T7">f</text:span> (полной стоимостью).</text:p>
        </text:list-item>
        <text:list-item>
          <text:p text:style-name="P62">Если текущая вершина является конечной, то алгоритм заканчивает свою работу (путь существует).</text:p>
        </text:list-item>
        <text:list-item>
          <text:p text:style-name="P62">Переносим текущую вершину в «закрытые».</text:p>
        </text:list-item>
      </text:list>
      <text:p text:style-name="P37">Для каждого ребенка текущей вершины, который не является «закрытым» находим длину пути.</text:p>
      <text:p text:style-name="P37">Если вершина еще не закрыта или рассчитанная функция пути меньше функции, рассчитанной для этой вершины ранее, то присваиваем значение рассчитанной функции этой вершине. Запоминаем вершину, из которой мы пришли в ребенка для того, чтобы потом восстановить путь.</text:p>
      <text:p text:style-name="P37">Если открытых вершин не осталось, алгоритм заканчивает работу (пути не существует).</text:p>
      <text:p text:style-name="P43">Описание функций и структур данных.</text:p>
      <text:p text:style-name="P13"><text:span text:style-name="T31">Структуры для описания вершины: <text:s/>VertexI содержит имя вершины в int, массив ее детей — </text:span><text:span text:style-name="T32">хранящихся с помощью структуры <text:s/>ChildI, которая содержит дочернюю вершину и цену пути до нее от родительской. Кроме того <text:s/>в VertexI есть поля g — стоимость пути и f — эвристическая оценка.</text:span></text:p>
      <text:p text:style-name="P42">struct ChildI{</text:p>
      <text:p text:style-name="P42"><text:s text:c="4"/>ChildI(VertexI* child, double cost) : child(child), cost(cost) { }</text:p>
      <text:p text:style-name="P42"><text:s text:c="4"/>VertexI* child;</text:p>
      <text:p text:style-name="P42"><text:s text:c="4"/>double cost;</text:p>
      <text:p text:style-name="P42">};</text:p>
      <text:p text:style-name="P42">struct VertexI{</text:p>
      <text:p text:style-name="P42"><text:s text:c="4"/>VertexI(int name) : name(name){}</text:p>
      <text:p text:style-name="P42"><text:s text:c="4"/>int name;</text:p>
      <text:p text:style-name="P42"><text:s text:c="4"/>std::vector &lt;ChildI*&gt; children;</text:p>
      <text:p text:style-name="P42"><text:s text:c="4"/>double g;</text:p>
      <text:p text:style-name="P42"><text:s text:c="4"/>double f;</text:p>
      <text:p text:style-name="P42">};</text:p>
      <text:p text:style-name="P12"><text:span text:style-name="T33">Функция для вычисления эвристической функции (в данном решении – расстояние между символами в таблице </text:span><text:span text:style-name="T36">ASCII</text:span><text:span text:style-name="T33">).</text:span></text:p>
      <text:p text:style-name="P42">int h(VertexI* vertex1, VertexI* vertex2) ;</text:p>
      <text:p text:style-name="P12"><text:span text:style-name="T33">Функция для </text:span><text:span text:style-name="T34">поиска вершины с самой низкой оценкой.</text:span></text:p>
      <text:p text:style-name="P42">VertexI* vertexWithMinF(std::set&lt;VertexI*&gt; open) {</text:p>
      <text:p text:style-name="P12"><text:span text:style-name="T33">Функция для </text:span><text:span text:style-name="T34">вывода результата.</text:span></text:p>
      <text:p text:style-name="P42">std::string printResA(VertexI* end, std::map&lt;VertexI*, VertexI*&gt; from){</text:p>
      <text:p text:style-name="P12"><text:span text:style-name="T34">Ф</text:span><text:span text:style-name="T33">ункция</text:span><text:span text:style-name="T36"> </text:span><text:span text:style-name="T33">алгоритма</text:span><text:span text:style-name="T36"> </text:span><text:span text:style-name="T33">А</text:span><text:span text:style-name="T36">*. При</text:span><text:span text:style-name="T37">ни</text:span><text:span text:style-name="T36">мает начальную и конечную вершину. </text:span></text:p>
      <text:p text:style-name="P42">std::string aStar(VertexI* start, VertexI* end)</text:p>
      <text:p text:style-name="P28"><text:span text:style-name="T35"><text:tab/></text:span><text:span text:style-name="T39">Анализ алгоритмов.</text:span></text:p>
      <text:p text:style-name="P37">Оценим временную сложность алгоритмов: <draw:frame draw:style-name="fr1" draw:name="Объект1" text:anchor-type="as-char" svg:width="2.999cm" svg:height="0.58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 где <text:span text:style-name="T7">V</text:span> – кол-во вершин, <text:span text:style-name="T7">E</text:span> – кол-во ребер. В худшем случае для поиска пути потребуется обход всех ребер и вершин.</text:p>
      <text:p text:style-name="P11"><text:span text:style-name="T13">Оценим затраты на хранение: </text:span><text:span text:style-name="T13"><draw:frame draw:style-name="fr1" draw:name="Объект2" text:anchor-type="as-char" svg:width="1.575cm" svg:height="0.50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3">, где </text:span><text:span text:style-name="T8">V</text:span><text:span text:style-name="T13"> – кол-во вершин, </text:span><text:span text:style-name="T8">E</text:span><text:span text:style-name="T13"> – кол-во ребер, затрачивается на хранение графа. Для хранения в программе используется </text:span><text:span text:style-name="T8">V</text:span><text:span text:style-name="T13"> – вершин и </text:span><text:span text:style-name="T8">E</text:span><text:span text:style-name="T13"> – указателей на смежные вершины.</text:span></text:p>
      <text:p text:style-name="P21"/>
      <text:h text:style-name="P48" text:outline-level="2"><text:span text:style-name="T6">Тестирование</text:span>.</text:h>
      <text:p text:style-name="P34"><text:span text:style-name="T11">Ре</text:span><text:span text:style-name="T10">зультаты </text:span><text:span text:style-name="T12">тестирования представлены в табл. 1.</text:span></text:p>
      <text:p text:style-name="P15">Таблица <text:span text:style-name="T21">1</text:span>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2">№ п/п</text:p>
          </table:table-cell>
          <table:table-cell table:style-name="Таблица2.A1" office:value-type="string">
            <text:p text:style-name="P22">Входные данные</text:p>
          </table:table-cell>
          <table:table-cell table:style-name="Таблица2.C1" office:value-type="string">
            <text:p text:style-name="P22">Выходные данные</text:p>
          </table:table-cell>
        </table:table-row>
        <table:table-row>
          <table:table-cell table:style-name="Таблица2.A2" office:value-type="string">
            <text:list xml:id="list2258257328" text:style-name="L1">
              <text:list-item>
                <text:p text:style-name="P56"/>
              </text:list-item>
            </text:list>
          </table:table-cell>
          <table:table-cell table:style-name="Таблица2.A2" office:value-type="string">
            <text:p text:style-name="P24">1 4</text:p>
            <text:p text:style-name="P24">1 2 1.0</text:p>
            <text:p text:style-name="P24">2 3 1.1</text:p>
            <text:p text:style-name="P24">3 4 0.5</text:p>
          </table:table-cell>
          <table:table-cell table:style-name="Таблица2.C2" office:value-type="string">
            <text:p text:style-name="P27">Предстоит раскрыть:</text:p>
            <text:p text:style-name="P27">1 </text:p>
            <text:p text:style-name="P27">Обработанные вершины:</text:p>
            <text:p text:style-name="P27"/>
            <text:p text:style-name="P27">Множество необходимых вершин:</text:p>
            <text:p text:style-name="P27">Предстоит раскрыть:</text:p>
            <text:p text:style-name="P27">2 </text:p>
            <text:p text:style-name="P27">Обработанные вершины:</text:p>
            <text:p text:style-name="P27">1 </text:p>
            <text:p text:style-name="P27">Множество необходимых вершин:</text:p>
            <text:p text:style-name="P27">2 1</text:p>
            <text:p text:style-name="P27">Предстоит раскрыть:</text:p>
            <text:p text:style-name="P27">3 </text:p>
            <text:p text:style-name="P27">Обработанные вершины:</text:p>
            <text:p text:style-name="P27">1 2 </text:p>
            <text:p text:style-name="P27">Множество необходимых вершин:</text:p>
            <text:p text:style-name="P27">2 1</text:p>
            <text:p text:style-name="P27">3 2</text:p>
            <text:p text:style-name="P27">Предстоит раскрыть:</text:p>
            <text:p text:style-name="P27">4 </text:p>
            <text:p text:style-name="P27"><text:soft-page-break/>Обработанные вершины:</text:p>
            <text:p text:style-name="P27">1 2 3 </text:p>
            <text:p text:style-name="P27">Множество необходимых вершин:</text:p>
            <text:p text:style-name="P27">4 3</text:p>
            <text:p text:style-name="P27">2 1</text:p>
            <text:p text:style-name="P27">3 2</text:p>
            <text:p text:style-name="P27">Результат:</text:p>
            <text:p text:style-name="P27">1234</text:p>
          </table:table-cell>
        </table:table-row>
        <table:table-row>
          <table:table-cell table:style-name="Таблица2.A2" office:value-type="string">
            <text:list xml:id="list15092973545552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2.A2" office:value-type="string">
            <text:p text:style-name="P24">1 5</text:p>
            <text:p text:style-name="P25">1 2 3.0</text:p>
            <text:p text:style-name="P25">2 3 1.0</text:p>
            <text:p text:style-name="P25">3 4 1.0</text:p>
            <text:p text:style-name="P25">1 4 5.0</text:p>
            <text:p text:style-name="P25">5 6 1.0</text:p>
          </table:table-cell>
          <table:table-cell table:style-name="Таблица2.C2" office:value-type="string">
            <text:p text:style-name="P25">Предстоит раскрыть:</text:p>
            <text:p text:style-name="P25">1 </text:p>
            <text:p text:style-name="P25">Обработанные вершины:</text:p>
            <text:p text:style-name="P25"/>
            <text:p text:style-name="P25">Множество необходимых вершин:</text:p>
            <text:p text:style-name="P25">Предстоит раскрыть:</text:p>
            <text:p text:style-name="P25">2 4 </text:p>
            <text:p text:style-name="P25">Обработанные вершины:</text:p>
            <text:p text:style-name="P25">1 </text:p>
            <text:p text:style-name="P25">Множество необходимых вершин:</text:p>
            <text:p text:style-name="P25">2 1</text:p>
            <text:p text:style-name="P25">4 1</text:p>
            <text:p text:style-name="P25">Предстоит раскрыть:</text:p>
            <text:p text:style-name="P25">2 </text:p>
            <text:p text:style-name="P25">Обработанные вершины:</text:p>
            <text:p text:style-name="P25">1 4 </text:p>
            <text:p text:style-name="P25">Множество необходимых вершин:</text:p>
            <text:p text:style-name="P25">2 1</text:p>
            <text:p text:style-name="P25">4 1</text:p>
            <text:p text:style-name="P25">Предстоит раскрыть:</text:p>
            <text:p text:style-name="P25">3 </text:p>
            <text:p text:style-name="P25">Обработанные вершины:</text:p>
            <text:p text:style-name="P25">1 2 4 </text:p>
            <text:p text:style-name="P25">Множество необходимых вершин:</text:p>
            <text:p text:style-name="P25">2 1</text:p>
            <text:p text:style-name="P25"><text:soft-page-break/>3 2</text:p>
            <text:p text:style-name="P25">4 1</text:p>
            <text:p text:style-name="P25">Путь не найден</text:p>
          </table:table-cell>
        </table:table-row>
        <table:table-row>
          <table:table-cell table:style-name="Таблица2.A2" office:value-type="string">
            <text:list xml:id="list150930075894790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2.A2" office:value-type="string">
            <text:p text:style-name="P24">-5 3</text:p>
            <text:p text:style-name="P24">-5 -2 1</text:p>
            <text:p text:style-name="P24">-2 0 1</text:p>
            <text:p text:style-name="P24">0 3 100</text:p>
            <text:p text:style-name="P24">1 3 2</text:p>
            <text:p text:style-name="P24">-5 1 200</text:p>
            <text:p text:style-name="P24">-5 0 10</text:p>
            <text:p text:style-name="P24">0 1 5</text:p>
          </table:table-cell>
          <table:table-cell table:style-name="Таблица2.C2" office:value-type="string">
            <text:p text:style-name="P23">Предстоит раскрыть:</text:p>
            <text:p text:style-name="P23">-5 </text:p>
            <text:p text:style-name="P23">Обработанные вершины:</text:p>
            <text:p text:style-name="P23"/>
            <text:p text:style-name="P23">Множество необходимых вершин:</text:p>
            <text:p text:style-name="P23">Предстоит раскрыть:</text:p>
            <text:p text:style-name="P23">-2 0 1 </text:p>
            <text:p text:style-name="P23">Обработанные вершины:</text:p>
            <text:p text:style-name="P23">-5 </text:p>
            <text:p text:style-name="P23">Множество необходимых вершин:</text:p>
            <text:p text:style-name="P23">-2 -5</text:p>
            <text:p text:style-name="P23">0 -5</text:p>
            <text:p text:style-name="P23">1 -5</text:p>
            <text:p text:style-name="P23">Предстоит раскрыть:</text:p>
            <text:p text:style-name="P23">0 1 </text:p>
            <text:p text:style-name="P23">Обработанные вершины:</text:p>
            <text:p text:style-name="P23">-5 -2 </text:p>
            <text:p text:style-name="P23">Множество необходимых вершин:</text:p>
            <text:p text:style-name="P23">-2 -5</text:p>
            <text:p text:style-name="P23">0 -2</text:p>
            <text:p text:style-name="P23">1 -5</text:p>
            <text:p text:style-name="P23">Предстоит раскрыть:</text:p>
            <text:p text:style-name="P23">3 1 </text:p>
            <text:p text:style-name="P23">Обработанные вершины:</text:p>
            <text:p text:style-name="P23">-5 -2 0 </text:p>
            <text:p text:style-name="P23">Множество необходимых вершин:</text:p>
            <text:p text:style-name="P23">3 0</text:p>
            <text:p text:style-name="P23">-2 -5</text:p>
            <text:p text:style-name="P23">0 -2</text:p>
            <text:p text:style-name="P23">1 0</text:p>
            <text:p text:style-name="P23"><text:soft-page-break/>Предстоит раскрыть:</text:p>
            <text:p text:style-name="P23">3 </text:p>
            <text:p text:style-name="P23">Обработанные вершины:</text:p>
            <text:p text:style-name="P23">-5 -2 0 1 </text:p>
            <text:p text:style-name="P23">Множество необходимых вершин:</text:p>
            <text:p text:style-name="P23">3 1</text:p>
            <text:p text:style-name="P23">-2 -5</text:p>
            <text:p text:style-name="P23">0 -2</text:p>
            <text:p text:style-name="P23">1 0</text:p>
            <text:p text:style-name="P23">Результат:</text:p>
            <text:p text:style-name="P23">-5-201<text:span text:style-name="T41">3</text:span></text:p>
          </table:table-cell>
        </table:table-row>
        <table:table-row>
          <table:table-cell table:style-name="Таблица2.A2" office:value-type="string">
            <text:p text:style-name="P26"><text:s text:c="2"/>4.</text:p>
          </table:table-cell>
          <table:table-cell table:style-name="Таблица2.A2" office:value-type="string">
            <text:p text:style-name="P24">-1 6</text:p>
            <text:p text:style-name="P24">-5 4 5.0</text:p>
            <text:p text:style-name="P24">-1 0 4.0</text:p>
            <text:p text:style-name="P24">0 2 1.0</text:p>
            <text:p text:style-name="P24">2 6 0.1</text:p>
            <text:p text:style-name="P24">0 6 5.0</text:p>
          </table:table-cell>
          <table:table-cell table:style-name="Таблица2.C2" office:value-type="string">
            <text:p text:style-name="P23">Предстоит раскрыть:</text:p>
            <text:p text:style-name="P23">-1 </text:p>
            <text:p text:style-name="P23">Обработанные вершины:</text:p>
            <text:p text:style-name="P23"/>
            <text:p text:style-name="P23">Множество необходимых вершин:</text:p>
            <text:p text:style-name="P23">Предстоит раскрыть:</text:p>
            <text:p text:style-name="P23">0 </text:p>
            <text:p text:style-name="P23">Обработанные вершины:</text:p>
            <text:p text:style-name="P23">-1 </text:p>
            <text:p text:style-name="P23">Множество необходимых вершин:</text:p>
            <text:p text:style-name="P23">0 -1</text:p>
            <text:p text:style-name="P23">Предстоит раскрыть:</text:p>
            <text:p text:style-name="P23">6 2 </text:p>
            <text:p text:style-name="P23">Обработанные вершины:</text:p>
            <text:p text:style-name="P23">-1 0 </text:p>
            <text:p text:style-name="P23">Множество необходимых вершин:</text:p>
            <text:p text:style-name="P23">6 0</text:p>
            <text:p text:style-name="P23">0 -1</text:p>
            <text:p text:style-name="P23">2 0</text:p>
            <text:p text:style-name="P23">Результат:</text:p>
            <text:p text:style-name="P23">-106</text:p>
          </table:table-cell>
        </table:table-row>
      </table:table>
      <text:p text:style-name="P32"/>
      <text:h text:style-name="P46" text:outline-level="2"><text:soft-page-break/>Выводы.</text:h>
      <text:p text:style-name="P44">В ходе выполнения лабораторной работы были реализованы алгоритмы поиска пути в графе, дана оценка времени работы алгоритмов и требуемой памяти.</text:p>
      <text:p text:style-name="P30"/>
      <text:p text:style-name="P34"/>
      <text:h text:style-name="P45" text:outline-level="1">Приложение А.<text:line-break/>Исходный код программы</text:h>
      <text:p text:style-name="P33"><text:span text:style-name="T9">Название</text:span> файла: <text:span text:style-name="T7">main.cpp</text:span></text:p>
      <text:p text:style-name="P53">#<text:span text:style-name="T22">include</text:span><text:span text:style-name="T23"> </text:span>&lt;<text:span text:style-name="T24">iostream</text:span>&gt;</text:p>
      <text:p text:style-name="P17">#<text:span text:style-name="T22">include</text:span><text:span text:style-name="T23"> </text:span>&lt;<text:span text:style-name="T24">vector</text:span>&gt;</text:p>
      <text:p text:style-name="P17">#<text:span text:style-name="T22">include</text:span><text:span text:style-name="T23"> </text:span>&lt;<text:span text:style-name="T24">string</text:span>&gt;</text:p>
      <text:p text:style-name="P17">#<text:span text:style-name="T22">include</text:span><text:span text:style-name="T23"> </text:span>&lt;<text:span text:style-name="T24">map</text:span>&gt;</text:p>
      <text:p text:style-name="P17">#<text:span text:style-name="T22">include</text:span><text:span text:style-name="T23"> </text:span>&lt;<text:span text:style-name="T24">stack</text:span>&gt;</text:p>
      <text:p text:style-name="P16">#<text:span text:style-name="T22">include</text:span><text:span text:style-name="T23"> </text:span>&lt;<text:span text:style-name="T24">set</text:span>&gt;</text:p>
      <text:p text:style-name="P16"><text:span text:style-name="T25">struct</text:span><text:span text:style-name="T23"> </text:span><text:span text:style-name="T20">VertexI</text:span>;</text:p>
      <text:p text:style-name="P17"><text:span text:style-name="T25">struct</text:span><text:span text:style-name="T23"> </text:span><text:span text:style-name="T20">ChildI</text:span>{</text:p>
      <text:p text:style-name="P17"><text:span text:style-name="T23"><text:s text:c="4"/></text:span><text:span text:style-name="T28">ChildI</text:span>(<text:span text:style-name="T19">VertexI</text:span>*<text:span text:style-name="T23"> </text:span><text:span text:style-name="T29">child</text:span>,<text:span text:style-name="T23"> </text:span><text:span text:style-name="T25">double</text:span><text:span text:style-name="T23"> </text:span><text:span text:style-name="T29">cost</text:span>)<text:span text:style-name="T23"> </text:span>:<text:span text:style-name="T23"> </text:span><text:span text:style-name="T26">child</text:span>(<text:span text:style-name="T29">child</text:span>),<text:span text:style-name="T23"> </text:span><text:span text:style-name="T26">cost</text:span>(<text:span text:style-name="T29">cost</text:span>)<text:span text:style-name="T23"> </text:span>{<text:span text:style-name="T23"> </text:span>}</text:p>
      <text:p text:style-name="P17"><text:span text:style-name="T23"><text:s text:c="4"/></text:span><text:span text:style-name="T19">VertexI</text:span>*<text:span text:style-name="T23"> </text:span><text:span text:style-name="T26">child</text:span>;</text:p>
      <text:p text:style-name="P17"><text:span text:style-name="T23"><text:s text:c="4"/></text:span><text:span text:style-name="T25">double</text:span><text:span text:style-name="T23"> </text:span><text:span text:style-name="T26">cost</text:span>;</text:p>
      <text:p text:style-name="P16">};</text:p>
      <text:p text:style-name="P17"><text:span text:style-name="T25">struct</text:span><text:span text:style-name="T23"> </text:span><text:span text:style-name="T20">VertexI</text:span>{</text:p>
      <text:p text:style-name="P17"><text:span text:style-name="T23"><text:s text:c="4"/></text:span><text:span text:style-name="T28">VertexI</text:span>(<text:span text:style-name="T25">int</text:span><text:span text:style-name="T23"> </text:span><text:span text:style-name="T29">name</text:span>)<text:span text:style-name="T23"> </text:span>:<text:span text:style-name="T23"> </text:span><text:span text:style-name="T26">name</text:span>(<text:span text:style-name="T29">name</text:span>){}</text:p>
      <text:p text:style-name="P17"><text:span text:style-name="T23"><text:s text:c="4"/></text:span><text:span text:style-name="T25">int</text:span><text:span text:style-name="T23"> </text:span><text:span text:style-name="T26">name</text:span>;</text:p>
      <text:p text:style-name="P17"><text:span text:style-name="T23"><text:s text:c="4"/></text:span><text:span text:style-name="T19">std</text:span>::<text:span text:style-name="T19">vector</text:span><text:span text:style-name="T23"> </text:span>&lt;<text:span text:style-name="T19">ChildI</text:span>*&gt;<text:span text:style-name="T23"> </text:span><text:span text:style-name="T26">children</text:span>;</text:p>
      <text:p text:style-name="P17"><text:span text:style-name="T23"><text:s text:c="4"/></text:span><text:span text:style-name="T25">double</text:span><text:span text:style-name="T23"> </text:span><text:span text:style-name="T26">g</text:span>;</text:p>
      <text:p text:style-name="P17"><text:span text:style-name="T23"><text:s text:c="4"/></text:span><text:span text:style-name="T25">double</text:span><text:span text:style-name="T23"> </text:span><text:span text:style-name="T26">f</text:span>;</text:p>
      <text:p text:style-name="P16">};</text:p>
      <text:p text:style-name="P17"><text:span text:style-name="T25">int</text:span><text:span text:style-name="T23"> </text:span><text:span text:style-name="T28">h</text:span>(<text:span text:style-name="T19">VertexI</text:span>*<text:span text:style-name="T23"> </text:span><text:span text:style-name="T29">vertex1</text:span>,<text:span text:style-name="T23"> </text:span><text:span text:style-name="T19">VertexI</text:span>*<text:span text:style-name="T23"> </text:span><text:span text:style-name="T29">vertex2</text:span>)<text:span text:style-name="T23"> </text:span>{<text:span text:style-name="T23"> </text:span><text:span text:style-name="T24">//эвр.</text:span><text:span text:style-name="T23"> </text:span><text:span text:style-name="T24">ф.</text:span><text:span text:style-name="T23"> </text:span><text:span text:style-name="T24">-</text:span><text:span text:style-name="T23"> </text:span><text:span text:style-name="T24">близость</text:span><text:span text:style-name="T23"> </text:span><text:span text:style-name="T24">символов</text:span></text:p>
      <text:p text:style-name="P17"><text:span text:style-name="T23"><text:s text:c="4"/></text:span><text:span text:style-name="T25">return</text:span><text:span text:style-name="T23"> </text:span><text:span text:style-name="T27">abs</text:span>(<text:span text:style-name="T29">vertex1</text:span>-&gt;<text:span text:style-name="T26">name</text:span><text:span text:style-name="T23"> </text:span>-<text:span text:style-name="T23"> </text:span><text:span text:style-name="T29">vertex2</text:span>-&gt;<text:span text:style-name="T26">name</text:span>);</text:p>
      <text:p text:style-name="P16">}</text:p>
      <text:p text:style-name="P17"><text:span text:style-name="T19">VertexI</text:span>*<text:span text:style-name="T23"> </text:span><text:span text:style-name="T28">vertexWithMinF</text:span>(<text:span text:style-name="T19">std</text:span>::<text:span text:style-name="T19">set</text:span>&lt;<text:span text:style-name="T19">VertexI</text:span>*&gt;<text:span text:style-name="T23"> </text:span><text:span text:style-name="T29">open</text:span>)<text:span text:style-name="T23"> </text:span>{</text:p>
      <text:p text:style-name="P16"><text:span text:style-name="T23"><text:s text:c="4"/></text:span><text:span text:style-name="T19">VertexI</text:span>*<text:span text:style-name="T23"> </text:span><text:span text:style-name="T29">vertexWithMinF</text:span><text:span text:style-name="T23"> </text:span>=<text:span text:style-name="T23"> </text:span><text:span text:style-name="T25">nullptr</text:span>;</text:p>
      <text:p text:style-name="P17"><text:span text:style-name="T23"><text:s text:c="4"/></text:span><text:span text:style-name="T25">for</text:span><text:span text:style-name="T23"> </text:span>(<text:span text:style-name="T25">auto</text:span><text:span text:style-name="T23"> </text:span><text:span text:style-name="T29">i</text:span><text:span text:style-name="T23"> </text:span>:<text:span text:style-name="T23"> </text:span><text:span text:style-name="T29">open</text:span>)<text:span text:style-name="T23"> </text:span>{</text:p>
      <text:p text:style-name="P17"><text:span text:style-name="T23"><text:s text:c="8"/></text:span><text:span text:style-name="T25">if</text:span><text:span text:style-name="T23"> </text:span>(!<text:span text:style-name="T29">vertexWithMinF</text:span>)<text:span text:style-name="T23"> </text:span>{</text:p>
      <text:p text:style-name="P17"><text:span text:style-name="T23"><text:s text:c="12"/></text:span><text:span text:style-name="T29">vertexWithMinF</text:span><text:span text:style-name="T23"> </text:span>=<text:span text:style-name="T23"> </text:span><text:span text:style-name="T29">i</text:span>;</text:p>
      <text:p text:style-name="P17"><text:span text:style-name="T23"><text:s text:c="8"/></text:span>}</text:p>
      <text:p text:style-name="P17"><text:span text:style-name="T23"><text:s text:c="8"/></text:span><text:span text:style-name="T25">else</text:span><text:span text:style-name="T23"> </text:span><text:span text:style-name="T25">if</text:span><text:span text:style-name="T23"> </text:span>(<text:span text:style-name="T29">vertexWithMinF</text:span>-&gt;<text:span text:style-name="T26">f</text:span><text:span text:style-name="T23"> </text:span>&gt;<text:span text:style-name="T23"> </text:span><text:span text:style-name="T29">i</text:span>-&gt;<text:span text:style-name="T26">f</text:span>)<text:span text:style-name="T23"> </text:span>{</text:p>
      <text:p text:style-name="P17"><text:span text:style-name="T23"><text:s text:c="12"/></text:span><text:span text:style-name="T29">vertexWithMinF</text:span><text:span text:style-name="T23"> </text:span>=<text:span text:style-name="T23"> </text:span><text:span text:style-name="T29">i</text:span>;</text:p>
      <text:p text:style-name="P17"><text:span text:style-name="T23"><text:s text:c="8"/></text:span>}</text:p>
      <text:p text:style-name="P17"><text:span text:style-name="T23"><text:s text:c="8"/></text:span><text:span text:style-name="T25">else</text:span><text:span text:style-name="T23"> </text:span><text:span text:style-name="T25">if</text:span><text:span text:style-name="T23"> </text:span>(<text:span text:style-name="T29">vertexWithMinF</text:span>-&gt;<text:span text:style-name="T26">f</text:span><text:span text:style-name="T23"> </text:span>==<text:span text:style-name="T23"> </text:span><text:span text:style-name="T29">i</text:span>-&gt;<text:span text:style-name="T26">f</text:span>)<text:span text:style-name="T23"> </text:span>{</text:p>
      <text:p text:style-name="P17"><text:soft-page-break/><text:span text:style-name="T23"><text:s text:c="12"/></text:span><text:span text:style-name="T25">if</text:span><text:span text:style-name="T23"> </text:span>(<text:span text:style-name="T29">vertexWithMinF</text:span>-&gt;<text:span text:style-name="T26">name</text:span><text:span text:style-name="T23"> </text:span>&lt;<text:span text:style-name="T23"> </text:span><text:span text:style-name="T29">i</text:span>-&gt;<text:span text:style-name="T26">name</text:span>)<text:span text:style-name="T23"> </text:span>{</text:p>
      <text:p text:style-name="P17"><text:span text:style-name="T23"><text:s text:c="16"/></text:span><text:span text:style-name="T29">vertexWithMinF</text:span><text:span text:style-name="T23"> </text:span>=<text:span text:style-name="T23"> </text:span><text:span text:style-name="T29">i</text:span>;</text:p>
      <text:p text:style-name="P17"><text:span text:style-name="T23"><text:s text:c="12"/></text:span>}</text:p>
      <text:p text:style-name="P17"><text:span text:style-name="T23"><text:s text:c="8"/></text:span>}</text:p>
      <text:p text:style-name="P17"><text:span text:style-name="T23"><text:s text:c="4"/></text:span>}</text:p>
      <text:p text:style-name="P17"><text:span text:style-name="T23"><text:s text:c="4"/></text:span><text:span text:style-name="T25">return</text:span><text:span text:style-name="T23"> </text:span><text:span text:style-name="T29">vertexWithMinF</text:span>;</text:p>
      <text:p text:style-name="P16">}</text:p>
      <text:p text:style-name="P17"><text:span text:style-name="T19">std</text:span>::<text:span text:style-name="T19">string</text:span><text:span text:style-name="T23"> </text:span><text:span text:style-name="T28">printResA</text:span>(<text:span text:style-name="T19">VertexI</text:span>*<text:span text:style-name="T23"> </text:span><text:span text:style-name="T29">end</text:span>,<text:span text:style-name="T23"> </text:span><text:span text:style-name="T19">std</text:span>::<text:span text:style-name="T19">map</text:span>&lt;<text:span text:style-name="T19">VertexI</text:span>*,<text:span text:style-name="T23"> </text:span><text:span text:style-name="T19">VertexI</text:span>*&gt;<text:span text:style-name="T23"> </text:span><text:span text:style-name="T29">from</text:span>){</text:p>
      <text:p text:style-name="P17"><text:span text:style-name="T23"><text:s text:c="4"/></text:span><text:span text:style-name="T19">std</text:span>::<text:span text:style-name="T30">cout</text:span><text:span text:style-name="T23"> </text:span><text:span text:style-name="T27">&lt;&lt;</text:span><text:span text:style-name="T23"> </text:span><text:span text:style-name="T24">"Результат:\n"</text:span>;</text:p>
      <text:p text:style-name="P16"><text:span text:style-name="T23"><text:s text:c="4"/></text:span><text:span text:style-name="T19">std</text:span>::<text:span text:style-name="T19">string</text:span><text:span text:style-name="T23"> </text:span><text:span text:style-name="T29">res</text:span><text:span text:style-name="T23"> </text:span>=<text:span text:style-name="T23"> </text:span><text:span text:style-name="T24">""</text:span>;</text:p>
      <text:p text:style-name="P16"><text:span text:style-name="T23"><text:s text:c="4"/></text:span><text:span text:style-name="T19">std</text:span>::<text:span text:style-name="T19">stack</text:span>&lt;<text:span text:style-name="T25">int</text:span>&gt;<text:span text:style-name="T23"> </text:span><text:span text:style-name="T29">stack</text:span>;</text:p>
      <text:p text:style-name="P17"><text:span text:style-name="T23"><text:s text:c="4"/></text:span><text:span text:style-name="T25">while</text:span><text:span text:style-name="T23"> </text:span>(<text:span text:style-name="T29">from</text:span>.<text:span text:style-name="T27">find</text:span>(<text:span text:style-name="T29">end</text:span>)<text:span text:style-name="T23"> </text:span><text:span text:style-name="T27">!=</text:span><text:span text:style-name="T23"> </text:span><text:span text:style-name="T29">from</text:span>.<text:span text:style-name="T27">end</text:span>())<text:span text:style-name="T23"> </text:span>{<text:span text:style-name="T23"> </text:span><text:span text:style-name="T24">//формируем</text:span><text:span text:style-name="T23"> </text:span><text:span text:style-name="T24">стек</text:span><text:span text:style-name="T23"> </text:span><text:span text:style-name="T24">с</text:span><text:span text:style-name="T23"> </text:span><text:span text:style-name="T24">конца</text:span></text:p>
      <text:p text:style-name="P17"><text:span text:style-name="T23"><text:s text:c="8"/></text:span><text:span text:style-name="T29">stack</text:span>.<text:span text:style-name="T27">push</text:span>(<text:span text:style-name="T29">end</text:span>-&gt;<text:span text:style-name="T26">name</text:span>);</text:p>
      <text:p text:style-name="P17"><text:span text:style-name="T23"><text:s text:c="8"/></text:span><text:span text:style-name="T29">end</text:span><text:span text:style-name="T23"> </text:span>=<text:span text:style-name="T23"> </text:span><text:span text:style-name="T29">from</text:span><text:span text:style-name="T27">[</text:span><text:span text:style-name="T29">end</text:span><text:span text:style-name="T27">]</text:span>;</text:p>
      <text:p text:style-name="P16"><text:span text:style-name="T23"><text:s text:c="4"/></text:span>}</text:p>
      <text:p text:style-name="P17"><text:span text:style-name="T23"><text:s text:c="4"/></text:span><text:span text:style-name="T29">stack</text:span>.<text:span text:style-name="T27">push</text:span>(<text:span text:style-name="T29">end</text:span>-&gt;<text:span text:style-name="T26">name</text:span>);</text:p>
      <text:p text:style-name="P17"><text:span text:style-name="T23"><text:s text:c="4"/></text:span><text:span text:style-name="T25">int</text:span><text:span text:style-name="T23"> </text:span><text:span text:style-name="T29">top</text:span><text:span text:style-name="T23"> </text:span>=<text:span text:style-name="T23"> </text:span><text:span text:style-name="T29">stack</text:span>.<text:span text:style-name="T27">top</text:span>();</text:p>
      <text:p text:style-name="P17"><text:span text:style-name="T23"><text:s text:c="4"/></text:span><text:span text:style-name="T25">if</text:span>(<text:span text:style-name="T29">top</text:span>&lt;<text:span text:style-name="T22">0</text:span>){</text:p>
      <text:p text:style-name="P17"><text:span text:style-name="T23"><text:s text:c="8"/></text:span><text:span text:style-name="T29">res</text:span>.<text:span text:style-name="T27">push_back</text:span>(<text:span text:style-name="T24">'-'</text:span>);</text:p>
      <text:p text:style-name="P17"><text:span text:style-name="T23"><text:s text:c="8"/></text:span><text:span text:style-name="T29">top</text:span><text:span text:style-name="T23"> </text:span>=<text:span text:style-name="T23"> </text:span>-<text:span text:style-name="T29">top</text:span>;</text:p>
      <text:p text:style-name="P17"><text:span text:style-name="T23"><text:s text:c="4"/></text:span>}</text:p>
      <text:p text:style-name="P17"><text:span text:style-name="T23"><text:s text:c="4"/></text:span><text:span text:style-name="T29">res</text:span>.<text:span text:style-name="T27">push_back</text:span>(<text:span text:style-name="T29">top</text:span><text:span text:style-name="T23"> </text:span>+<text:span text:style-name="T23"> </text:span><text:span text:style-name="T24">'0'</text:span>);</text:p>
      <text:p text:style-name="P17"><text:span text:style-name="T23"><text:s text:c="4"/></text:span><text:span text:style-name="T29">stack</text:span>.<text:span text:style-name="T27">pop</text:span>();</text:p>
      <text:p text:style-name="P17"><text:span text:style-name="T23"><text:s text:c="4"/></text:span><text:span text:style-name="T25">while</text:span><text:span text:style-name="T23"> </text:span>(!<text:span text:style-name="T29">stack</text:span>.<text:span text:style-name="T27">empty</text:span>())<text:span text:style-name="T23"> </text:span>{</text:p>
      <text:p text:style-name="P17"><text:span text:style-name="T23"><text:s text:c="8"/></text:span><text:span text:style-name="T29">top</text:span><text:span text:style-name="T23"> </text:span>=<text:span text:style-name="T23"> </text:span><text:span text:style-name="T29">stack</text:span>.<text:span text:style-name="T27">top</text:span>();</text:p>
      <text:p text:style-name="P17"><text:span text:style-name="T23"><text:s text:c="8"/></text:span><text:span text:style-name="T25">if</text:span>(<text:span text:style-name="T29">top</text:span>&lt;<text:span text:style-name="T22">0</text:span>){</text:p>
      <text:p text:style-name="P17"><text:span text:style-name="T23"><text:s text:c="12"/></text:span><text:span text:style-name="T29">res</text:span>.<text:span text:style-name="T27">push_back</text:span>(<text:span text:style-name="T24">'-'</text:span>);</text:p>
      <text:p text:style-name="P17"><text:span text:style-name="T23"><text:s text:c="12"/></text:span><text:span text:style-name="T29">top</text:span><text:span text:style-name="T23"> </text:span>=<text:span text:style-name="T23"> </text:span>-<text:span text:style-name="T29">top</text:span>;</text:p>
      <text:p text:style-name="P17"><text:span text:style-name="T23"><text:s text:c="8"/></text:span>}</text:p>
      <text:p text:style-name="P17"><text:span text:style-name="T23"><text:s text:c="8"/></text:span><text:span text:style-name="T29">res</text:span>.<text:span text:style-name="T27">push_back</text:span>(<text:span text:style-name="T29">top</text:span><text:span text:style-name="T23"> </text:span>+<text:span text:style-name="T23"> </text:span><text:span text:style-name="T24">'0'</text:span>);</text:p>
      <text:p text:style-name="P17"><text:span text:style-name="T23"><text:s text:c="8"/></text:span><text:span text:style-name="T29">stack</text:span>.<text:span text:style-name="T27">pop</text:span>();</text:p>
      <text:p text:style-name="P17"><text:span text:style-name="T23"><text:s text:c="4"/></text:span>}</text:p>
      <text:p text:style-name="P17"><text:span text:style-name="T23"><text:s text:c="4"/></text:span><text:span text:style-name="T25">return</text:span><text:span text:style-name="T23"> </text:span><text:span text:style-name="T29">res</text:span>;</text:p>
      <text:p text:style-name="P16">}</text:p>
      <text:p text:style-name="P17"><text:span text:style-name="T25">void</text:span><text:span text:style-name="T23"> </text:span><text:span text:style-name="T28">printSet</text:span>(<text:span text:style-name="T19">std</text:span>::<text:span text:style-name="T19">set</text:span>&lt;<text:span text:style-name="T19">VertexI</text:span>*&gt;<text:span text:style-name="T23"> </text:span><text:span text:style-name="T29">open</text:span>,<text:span text:style-name="T23"> </text:span><text:span text:style-name="T19">std</text:span>::<text:span text:style-name="T19">set</text:span>&lt;<text:span text:style-name="T19">VertexI</text:span>*&gt;<text:span text:style-name="T23"> </text:span><text:span text:style-name="T29">closed</text:span>,<text:span text:style-name="T23"> </text:span><text:span text:style-name="T19">std</text:span>::<text:span text:style-name="T19">map</text:span>&lt;<text:span text:style-name="T19">VertexI</text:span>*,<text:span text:style-name="T23"> </text:span><text:span text:style-name="T19">VertexI</text:span>*&gt;<text:span text:style-name="T23"> </text:span><text:span text:style-name="T29">from</text:span>){</text:p>
      <text:p text:style-name="P17"><text:span text:style-name="T23"><text:s text:c="4"/></text:span><text:span text:style-name="T19">std</text:span>::<text:span text:style-name="T30">cout</text:span><text:span text:style-name="T23"> </text:span>&lt;&lt;<text:span text:style-name="T23"> </text:span><text:span text:style-name="T24">"Предстоит</text:span><text:span text:style-name="T23"> </text:span><text:span text:style-name="T24">раскрыть:\n"</text:span>;</text:p>
      <text:p text:style-name="P17"><text:soft-page-break/><text:span text:style-name="T23"><text:s text:c="4"/></text:span><text:span text:style-name="T25">for</text:span>(<text:span text:style-name="T25">auto</text:span><text:span text:style-name="T23"> </text:span><text:span text:style-name="T29">i</text:span><text:span text:style-name="T23"> </text:span>:<text:span text:style-name="T23"> </text:span><text:span text:style-name="T29">open</text:span>)<text:span text:style-name="T23"> </text:span><text:span text:style-name="T19">std</text:span>::<text:span text:style-name="T30">cout</text:span><text:span text:style-name="T23"> </text:span><text:span text:style-name="T27">&lt;&lt;</text:span><text:span text:style-name="T23"> </text:span><text:span text:style-name="T29">i</text:span>-&gt;<text:span text:style-name="T26">name</text:span><text:span text:style-name="T23"> </text:span><text:span text:style-name="T27">&lt;&lt;</text:span><text:span text:style-name="T23"> </text:span><text:span text:style-name="T24">"</text:span><text:span text:style-name="T23"> </text:span><text:span text:style-name="T24">"</text:span><text:span text:style-name="T23"> </text:span>;</text:p>
      <text:p text:style-name="P17"><text:span text:style-name="T23"><text:s text:c="4"/></text:span><text:span text:style-name="T19">std</text:span>::<text:span text:style-name="T30">cout</text:span><text:span text:style-name="T23"> </text:span><text:span text:style-name="T27">&lt;&lt;</text:span><text:span text:style-name="T23"> </text:span><text:span text:style-name="T19">std</text:span>::<text:span text:style-name="T27">endl</text:span>;</text:p>
      <text:p text:style-name="P17"><text:span text:style-name="T23"><text:s text:c="4"/></text:span><text:span text:style-name="T19">std</text:span>::<text:span text:style-name="T30">cout</text:span><text:span text:style-name="T23"> </text:span><text:span text:style-name="T27">&lt;&lt;</text:span><text:span text:style-name="T23"> </text:span><text:span text:style-name="T24">"Обработанные</text:span><text:span text:style-name="T23"> </text:span><text:span text:style-name="T24">вершины:\n"</text:span>;</text:p>
      <text:p text:style-name="P17"><text:span text:style-name="T23"><text:s text:c="4"/></text:span><text:span text:style-name="T25">for</text:span>(<text:span text:style-name="T25">auto</text:span><text:span text:style-name="T23"> </text:span><text:span text:style-name="T29">i</text:span><text:span text:style-name="T23"> </text:span>:<text:span text:style-name="T23"> </text:span><text:span text:style-name="T29">closed</text:span>)<text:span text:style-name="T23"> </text:span><text:span text:style-name="T19">std</text:span>::<text:span text:style-name="T30">cout</text:span><text:span text:style-name="T23"> </text:span><text:span text:style-name="T27">&lt;&lt;</text:span><text:span text:style-name="T23"> </text:span><text:span text:style-name="T29">i</text:span>-&gt;<text:span text:style-name="T26">name</text:span><text:span text:style-name="T23"> </text:span><text:span text:style-name="T27">&lt;&lt;</text:span><text:span text:style-name="T23"> </text:span><text:span text:style-name="T24">"</text:span><text:span text:style-name="T23"> </text:span><text:span text:style-name="T24">"</text:span><text:span text:style-name="T23"> </text:span>;</text:p>
      <text:p text:style-name="P17"><text:span text:style-name="T23"><text:s text:c="4"/></text:span><text:span text:style-name="T19">std</text:span>::<text:span text:style-name="T30">cout</text:span><text:span text:style-name="T23"> </text:span><text:span text:style-name="T27">&lt;&lt;</text:span><text:span text:style-name="T23"> </text:span><text:span text:style-name="T19">std</text:span>::<text:span text:style-name="T27">endl</text:span>;</text:p>
      <text:p text:style-name="P17"><text:span text:style-name="T23"><text:s text:c="5"/></text:span><text:span text:style-name="T19">std</text:span>::<text:span text:style-name="T30">cout</text:span><text:span text:style-name="T23"> </text:span><text:span text:style-name="T27">&lt;&lt;</text:span><text:span text:style-name="T23"> </text:span><text:span text:style-name="T24">"Множество</text:span><text:span text:style-name="T23"> </text:span><text:span text:style-name="T24">необходимых</text:span><text:span text:style-name="T23"> </text:span><text:span text:style-name="T24">вершин:\n"</text:span>;</text:p>
      <text:p text:style-name="P17"><text:span text:style-name="T23"><text:s text:c="4"/></text:span><text:span text:style-name="T19">std</text:span>::<text:span text:style-name="T19">map</text:span>&lt;<text:span text:style-name="T19">VertexI</text:span>*,<text:span text:style-name="T23"> </text:span><text:span text:style-name="T19">VertexI</text:span>*&gt;::<text:span text:style-name="T19">iterator</text:span><text:span text:style-name="T23"> </text:span><text:span text:style-name="T29">it</text:span>;</text:p>
      <text:p text:style-name="P17"><text:span text:style-name="T23"><text:s text:c="4"/></text:span><text:span text:style-name="T25">for</text:span><text:span text:style-name="T23"> </text:span>(<text:span text:style-name="T29">it</text:span><text:span text:style-name="T23"> </text:span><text:span text:style-name="T27">=</text:span><text:span text:style-name="T23"> </text:span><text:span text:style-name="T29">from</text:span>.<text:span text:style-name="T27">begin</text:span>();<text:span text:style-name="T29">it</text:span><text:span text:style-name="T27">!=</text:span><text:span text:style-name="T29">from</text:span>.<text:span text:style-name="T27">end</text:span>();<text:span text:style-name="T23"> </text:span><text:span text:style-name="T29">it</text:span><text:span text:style-name="T27">++</text:span>){</text:p>
      <text:p text:style-name="P17"><text:span text:style-name="T23"><text:s text:c="8"/></text:span><text:span text:style-name="T19">std</text:span>::<text:span text:style-name="T30">cout</text:span><text:span text:style-name="T27">&lt;&lt;</text:span><text:span text:style-name="T23"> </text:span><text:span text:style-name="T29">it</text:span><text:span text:style-name="T27">-&gt;</text:span><text:span text:style-name="T26">first</text:span>-&gt;<text:span text:style-name="T26">name</text:span><text:span text:style-name="T23"> </text:span><text:span text:style-name="T27">&lt;&lt;</text:span><text:span text:style-name="T23"> </text:span><text:span text:style-name="T24">"</text:span><text:span text:style-name="T23"> </text:span><text:span text:style-name="T24">"</text:span><text:span text:style-name="T23"> </text:span><text:span text:style-name="T27">&lt;&lt;</text:span><text:span text:style-name="T23"> </text:span><text:span text:style-name="T29">it</text:span><text:span text:style-name="T27">-&gt;</text:span><text:span text:style-name="T26">second</text:span>-&gt;<text:span text:style-name="T26">name</text:span>;</text:p>
      <text:p text:style-name="P17"><text:span text:style-name="T23"><text:s text:c="8"/></text:span><text:span text:style-name="T19">std</text:span>::<text:span text:style-name="T30">cout</text:span><text:span text:style-name="T23"> </text:span><text:span text:style-name="T27">&lt;&lt;</text:span><text:span text:style-name="T23"> </text:span><text:span text:style-name="T19">std</text:span>::<text:span text:style-name="T27">endl</text:span>;</text:p>
      <text:p text:style-name="P17"><text:span text:style-name="T23"><text:s text:c="4"/></text:span>}</text:p>
      <text:p text:style-name="P16">}</text:p>
      <text:p text:style-name="P17"><text:span text:style-name="T19">std</text:span>::<text:span text:style-name="T19">string</text:span><text:span text:style-name="T23"> </text:span><text:span text:style-name="T28">aStar</text:span>(<text:span text:style-name="T19">VertexI</text:span>*<text:span text:style-name="T23"> </text:span><text:span text:style-name="T29">start</text:span>,<text:span text:style-name="T23"> </text:span><text:span text:style-name="T19">VertexI</text:span>*<text:span text:style-name="T23"> </text:span><text:span text:style-name="T29">end</text:span>)<text:span text:style-name="T23"> </text:span>{</text:p>
      <text:p text:style-name="P17"><text:span text:style-name="T23"><text:s text:c="4"/></text:span><text:span text:style-name="T19">std</text:span>::<text:span text:style-name="T19">set</text:span>&lt;<text:span text:style-name="T19">VertexI</text:span>*&gt;<text:span text:style-name="T23"> </text:span><text:span text:style-name="T29">open</text:span>;<text:span text:style-name="T23"> </text:span><text:span text:style-name="T24">//Предстоит</text:span><text:span text:style-name="T23"> </text:span><text:span text:style-name="T24">раскрыть</text:span></text:p>
      <text:p text:style-name="P17"><text:span text:style-name="T23"><text:s text:c="4"/></text:span><text:span text:style-name="T19">std</text:span>::<text:span text:style-name="T19">set</text:span>&lt;<text:span text:style-name="T19">VertexI</text:span>*&gt;<text:span text:style-name="T23"> </text:span><text:span text:style-name="T29">closed</text:span>;<text:span text:style-name="T23"> </text:span><text:span text:style-name="T24">//Обработанные</text:span></text:p>
      <text:p text:style-name="P17"><text:span text:style-name="T23"><text:s text:c="4"/></text:span><text:span text:style-name="T19">std</text:span>::<text:span text:style-name="T19">map</text:span>&lt;<text:span text:style-name="T19">VertexI</text:span>*,<text:span text:style-name="T23"> </text:span><text:span text:style-name="T19">VertexI</text:span>*&gt;<text:span text:style-name="T23"> </text:span><text:span text:style-name="T29">from</text:span>;<text:span text:style-name="T23"> </text:span><text:span text:style-name="T24">//необходимые</text:span></text:p>
      <text:p text:style-name="P17"><text:span text:style-name="T23"><text:s text:c="4"/></text:span><text:span text:style-name="T24">//заполняем</text:span><text:span text:style-name="T23"> </text:span><text:span text:style-name="T24">св-ва</text:span><text:span text:style-name="T23"> </text:span><text:span text:style-name="T24">вершины</text:span><text:span text:style-name="T23"> </text:span><text:span text:style-name="T24">старт</text:span></text:p>
      <text:p text:style-name="P17"><text:span text:style-name="T23"><text:s text:c="4"/></text:span><text:span text:style-name="T29">start</text:span>-&gt;<text:span text:style-name="T26">g</text:span><text:span text:style-name="T23"> </text:span>=<text:span text:style-name="T23"> </text:span><text:span text:style-name="T22">0</text:span>;<text:span text:style-name="T23"> </text:span><text:span text:style-name="T24">//стоимость</text:span><text:span text:style-name="T23"> </text:span><text:span text:style-name="T24">пути</text:span><text:span text:style-name="T23"> </text:span><text:span text:style-name="T24">от</text:span><text:span text:style-name="T23"> </text:span><text:span text:style-name="T24">начальной</text:span></text:p>
      <text:p text:style-name="P16"><text:span text:style-name="T23"><text:s text:c="4"/></text:span><text:span text:style-name="T29">start</text:span>-&gt;<text:span text:style-name="T26">f</text:span><text:span text:style-name="T23"> </text:span>=<text:span text:style-name="T23"> </text:span><text:span text:style-name="T29">start</text:span>-&gt;<text:span text:style-name="T26">g</text:span><text:span text:style-name="T23"> </text:span>+<text:span text:style-name="T23"> </text:span><text:span text:style-name="T27">h</text:span>(<text:span text:style-name="T29">start</text:span>,<text:span text:style-name="T23"> </text:span><text:span text:style-name="T29">end</text:span>);<text:span text:style-name="T23"> </text:span><text:span text:style-name="T24">//эвр.</text:span><text:span text:style-name="T23"> </text:span><text:span text:style-name="T24">оценка</text:span></text:p>
      <text:p text:style-name="P16"><text:span text:style-name="T23"><text:s text:c="4"/></text:span><text:span text:style-name="T29">open</text:span>.<text:span text:style-name="T27">insert</text:span>(<text:span text:style-name="T29">start</text:span>);<text:span text:style-name="T23"> </text:span><text:span text:style-name="T24">//обработана</text:span></text:p>
      <text:p text:style-name="P17"><text:span text:style-name="T23"><text:s text:c="4"/></text:span><text:span text:style-name="T25">while</text:span><text:span text:style-name="T23"> </text:span>(!<text:span text:style-name="T29">open</text:span>.<text:span text:style-name="T27">empty</text:span>())<text:span text:style-name="T23"> </text:span>{</text:p>
      <text:p text:style-name="P16"><text:span text:style-name="T23"><text:s text:c="8"/></text:span><text:span text:style-name="T27">printSet</text:span>(<text:span text:style-name="T29">open</text:span>,<text:span text:style-name="T23"> </text:span><text:span text:style-name="T29">closed</text:span>,<text:span text:style-name="T23"> </text:span><text:span text:style-name="T29">from</text:span>);</text:p>
      <text:p text:style-name="P16"><text:span text:style-name="T23"><text:s text:c="8"/></text:span><text:span text:style-name="T19">VertexI</text:span>*<text:span text:style-name="T23"> </text:span><text:span text:style-name="T29">current</text:span><text:span text:style-name="T23"> </text:span>=<text:span text:style-name="T23"> </text:span><text:span text:style-name="T27">vertexWithMinF</text:span>(<text:span text:style-name="T29">open</text:span>);<text:span text:style-name="T23"> </text:span><text:span text:style-name="T24">//вершина</text:span><text:span text:style-name="T23"> </text:span><text:span text:style-name="T24">с</text:span><text:span text:style-name="T23"> </text:span><text:span text:style-name="T24">самой</text:span><text:span text:style-name="T23"> </text:span><text:span text:style-name="T24">низкой</text:span><text:span text:style-name="T23"> </text:span><text:span text:style-name="T24">оценкой</text:span></text:p>
      <text:p text:style-name="P17"><text:span text:style-name="T23"><text:s text:c="8"/></text:span><text:span text:style-name="T25">if</text:span><text:span text:style-name="T23"> </text:span>(<text:span text:style-name="T29">current</text:span><text:span text:style-name="T23"> </text:span>==<text:span text:style-name="T23"> </text:span><text:span text:style-name="T29">end</text:span>)<text:span text:style-name="T23"> </text:span>{</text:p>
      <text:p text:style-name="P17"><text:span text:style-name="T23"><text:s text:c="12"/></text:span><text:span text:style-name="T25">return</text:span><text:span text:style-name="T23"> </text:span><text:span text:style-name="T27">printResA</text:span>(<text:span text:style-name="T29">current</text:span>,<text:span text:style-name="T23"> </text:span><text:span text:style-name="T29">from</text:span>);</text:p>
      <text:p text:style-name="P16"><text:span text:style-name="T23"><text:s text:c="8"/></text:span>}</text:p>
      <text:p text:style-name="P17"><text:span text:style-name="T23"><text:s text:c="8"/></text:span><text:span text:style-name="T29">open</text:span>.<text:span text:style-name="T27">erase</text:span>(<text:span text:style-name="T29">open</text:span>.<text:span text:style-name="T27">find</text:span>(<text:span text:style-name="T29">current</text:span>));<text:span text:style-name="T23"> </text:span><text:span text:style-name="T24">//уд.</text:span><text:span text:style-name="T23"> </text:span><text:span text:style-name="T24">из</text:span><text:span text:style-name="T23"> </text:span><text:span text:style-name="T24">очереди</text:span></text:p>
      <text:p text:style-name="P16"><text:span text:style-name="T23"><text:s text:c="8"/></text:span><text:span text:style-name="T29">closed</text:span>.<text:span text:style-name="T27">insert</text:span>(<text:span text:style-name="T29">current</text:span>);<text:span text:style-name="T23"> </text:span><text:span text:style-name="T24">//доб.</text:span><text:span text:style-name="T23"> </text:span><text:span text:style-name="T24">в</text:span><text:span text:style-name="T23"> </text:span><text:span text:style-name="T24">список</text:span><text:span text:style-name="T23"> </text:span><text:span text:style-name="T24">обработанных</text:span></text:p>
      <text:p text:style-name="P17"><text:span text:style-name="T23"><text:s text:c="8"/></text:span><text:span text:style-name="T25">for</text:span><text:span text:style-name="T23"> </text:span>(<text:span text:style-name="T25">auto</text:span><text:span text:style-name="T23"> </text:span><text:span text:style-name="T29">child</text:span><text:span text:style-name="T23"> </text:span>:<text:span text:style-name="T23"> </text:span><text:span text:style-name="T29">current</text:span>-&gt;<text:span text:style-name="T26">children</text:span>)<text:span text:style-name="T23"> </text:span>{<text:span text:style-name="T23"> </text:span><text:span text:style-name="T24">//проверяем</text:span><text:span text:style-name="T23"> </text:span><text:span text:style-name="T24">каждого</text:span><text:span text:style-name="T23"> </text:span><text:span text:style-name="T24">соседа</text:span></text:p>
      <text:p text:style-name="P17"><text:span text:style-name="T23"><text:s text:c="12"/></text:span><text:span text:style-name="T25">if</text:span><text:span text:style-name="T23"> </text:span>(<text:span text:style-name="T29">closed</text:span>.<text:span text:style-name="T27">find</text:span>(<text:span text:style-name="T29">current</text:span>)<text:span text:style-name="T23"> </text:span><text:span text:style-name="T27">!=</text:span><text:span text:style-name="T23"> </text:span><text:span text:style-name="T29">closed</text:span>.<text:span text:style-name="T27">end</text:span>())<text:span text:style-name="T23"> </text:span>{<text:span text:style-name="T23"> </text:span><text:span text:style-name="T24">//не</text:span><text:span text:style-name="T23"> </text:span><text:span text:style-name="T24">раскрытые</text:span></text:p>
      <text:p text:style-name="P16"><text:span text:style-name="T23"><text:s text:c="16"/></text:span><text:span text:style-name="T25">double</text:span><text:span text:style-name="T23"> </text:span><text:span text:style-name="T29">tmpChildG</text:span><text:span text:style-name="T23"> </text:span>=<text:span text:style-name="T23"> </text:span><text:span text:style-name="T29">current</text:span>-&gt;<text:span text:style-name="T26">g</text:span><text:span text:style-name="T23"> </text:span>+<text:span text:style-name="T23"> </text:span><text:span text:style-name="T29">child</text:span>-&gt;<text:span text:style-name="T26">cost</text:span>;<text:span text:style-name="T23"> </text:span><text:span text:style-name="T24">//предварительная</text:span><text:span text:style-name="T23"> </text:span><text:span text:style-name="T24">оценка</text:span></text:p>
      <text:p text:style-name="P17"><text:soft-page-break/><text:span text:style-name="T23"><text:s text:c="16"/></text:span><text:span text:style-name="T25">if</text:span><text:span text:style-name="T23"> </text:span>(<text:span text:style-name="T29">child</text:span>-&gt;<text:span text:style-name="T26">child</text:span>-&gt;<text:span text:style-name="T26">g</text:span><text:span text:style-name="T23"> </text:span>&gt;<text:span text:style-name="T23"> </text:span><text:span text:style-name="T29">tmpChildG</text:span><text:span text:style-name="T23"> </text:span>||<text:span text:style-name="T23"> </text:span><text:span text:style-name="T29">closed</text:span>.<text:span text:style-name="T27">find</text:span>(<text:span text:style-name="T29">child</text:span>-&gt;<text:span text:style-name="T26">child</text:span>)<text:span text:style-name="T23"> </text:span><text:span text:style-name="T27">==</text:span><text:span text:style-name="T23"> </text:span><text:span text:style-name="T29">closed</text:span>.<text:span text:style-name="T27">end</text:span>())<text:span text:style-name="T23"> <text:s/></text:span>{<text:span text:style-name="T23"> </text:span><text:span text:style-name="T24">//если</text:span><text:span text:style-name="T23"> </text:span><text:span text:style-name="T24">лучший</text:span><text:span text:style-name="T23"> </text:span><text:span text:style-name="T24">вар.</text:span><text:span text:style-name="T23"> </text:span><text:span text:style-name="T24">(стоимю</text:span><text:span text:style-name="T23"> </text:span><text:span text:style-name="T24">пути</text:span><text:span text:style-name="T23"> </text:span><text:span text:style-name="T24">меньше,</text:span><text:span text:style-name="T23"> </text:span><text:span text:style-name="T24">открытый)</text:span></text:p>
      <text:p text:style-name="P17"><text:span text:style-name="T23"><text:s text:c="20"/></text:span><text:span text:style-name="T29">from</text:span><text:span text:style-name="T27">[</text:span><text:span text:style-name="T29">child</text:span>-&gt;<text:span text:style-name="T26">child</text:span><text:span text:style-name="T27">]</text:span><text:span text:style-name="T23"> </text:span>=<text:span text:style-name="T23"> </text:span><text:span text:style-name="T29">current</text:span>;<text:span text:style-name="T23"> <text:s/></text:span><text:span text:style-name="T24">//обновление</text:span><text:span text:style-name="T23"> </text:span><text:span text:style-name="T24">св-в</text:span></text:p>
      <text:p text:style-name="P17"><text:span text:style-name="T23"><text:s text:c="20"/></text:span><text:span text:style-name="T29">child</text:span>-&gt;<text:span text:style-name="T26">child</text:span>-&gt;<text:span text:style-name="T26">g</text:span><text:span text:style-name="T23"> </text:span>=<text:span text:style-name="T23"> </text:span><text:span text:style-name="T29">tmpChildG</text:span>;</text:p>
      <text:p text:style-name="P16"><text:span text:style-name="T23"><text:s text:c="20"/></text:span><text:span text:style-name="T29">child</text:span>-&gt;<text:span text:style-name="T26">child</text:span>-&gt;<text:span text:style-name="T26">f</text:span><text:span text:style-name="T23"> </text:span>=<text:span text:style-name="T23"> </text:span><text:span text:style-name="T29">child</text:span>-&gt;<text:span text:style-name="T26">child</text:span>-&gt;<text:span text:style-name="T26">g</text:span><text:span text:style-name="T23"> </text:span>+<text:span text:style-name="T23"> </text:span><text:span text:style-name="T27">h</text:span>(<text:span text:style-name="T29">child</text:span>-&gt;<text:span text:style-name="T26">child</text:span>,<text:span text:style-name="T23"> </text:span><text:span text:style-name="T29">end</text:span>);</text:p>
      <text:p text:style-name="P17"><text:span text:style-name="T23"><text:s text:c="20"/></text:span><text:span text:style-name="T25">if</text:span><text:span text:style-name="T23"> </text:span>(<text:span text:style-name="T29">open</text:span>.<text:span text:style-name="T27">find</text:span>(<text:span text:style-name="T29">child</text:span>-&gt;<text:span text:style-name="T26">child</text:span>)<text:span text:style-name="T23"> </text:span><text:span text:style-name="T27">==</text:span><text:span text:style-name="T23"> </text:span><text:span text:style-name="T29">open</text:span>.<text:span text:style-name="T27">end</text:span>())<text:span text:style-name="T23"> </text:span>{</text:p>
      <text:p text:style-name="P17"><text:span text:style-name="T23"><text:s text:c="24"/></text:span><text:span text:style-name="T29">open</text:span>.<text:span text:style-name="T27">insert</text:span>(<text:span text:style-name="T29">child</text:span>-&gt;<text:span text:style-name="T26">child</text:span>);</text:p>
      <text:p text:style-name="P17"><text:span text:style-name="T23"><text:s text:c="20"/></text:span>}</text:p>
      <text:p text:style-name="P17"><text:span text:style-name="T23"><text:s text:c="16"/></text:span>}</text:p>
      <text:p text:style-name="P17"><text:span text:style-name="T23"><text:s text:c="12"/></text:span>}</text:p>
      <text:p text:style-name="P16"><text:span text:style-name="T23"><text:s text:c="8"/></text:span>}</text:p>
      <text:p text:style-name="P17"><text:span text:style-name="T23"><text:s text:c="4"/></text:span>}</text:p>
      <text:p text:style-name="P17"><text:span text:style-name="T23"><text:s text:c="4"/></text:span><text:span text:style-name="T25">return</text:span><text:span text:style-name="T23"> </text:span><text:span text:style-name="T24">"Путь</text:span><text:span text:style-name="T23"> </text:span><text:span text:style-name="T24">не</text:span><text:span text:style-name="T23"> </text:span><text:span text:style-name="T24">найден"</text:span>;</text:p>
      <text:p text:style-name="P16">}</text:p>
      <text:p text:style-name="P17"><text:span text:style-name="T25">int</text:span><text:span text:style-name="T23"> </text:span><text:span text:style-name="T28">main</text:span>(){</text:p>
      <text:p text:style-name="P17"><text:span text:style-name="T23"><text:s text:c="4"/></text:span><text:span text:style-name="T25">int</text:span><text:span text:style-name="T23"> </text:span><text:span text:style-name="T29">startVertex</text:span>;</text:p>
      <text:p text:style-name="P16"><text:span text:style-name="T23"><text:s text:c="4"/></text:span><text:span text:style-name="T25">int</text:span><text:span text:style-name="T23"> </text:span><text:span text:style-name="T29">endVertex</text:span>;</text:p>
      <text:p text:style-name="P16"><text:span text:style-name="T23"><text:s text:c="4"/></text:span><text:span text:style-name="T19">std</text:span>::<text:span text:style-name="T30">cin</text:span><text:span text:style-name="T23"> </text:span><text:span text:style-name="T27">&gt;&gt;</text:span><text:span text:style-name="T23"> </text:span><text:span text:style-name="T29">startVertex</text:span><text:span text:style-name="T23"> </text:span><text:span text:style-name="T27">&gt;&gt;</text:span><text:span text:style-name="T23"> </text:span><text:span text:style-name="T29">endVertex</text:span>;</text:p>
      <text:p text:style-name="P17"><text:span text:style-name="T23"><text:s text:c="4"/></text:span><text:span text:style-name="T19">VertexI</text:span>*<text:span text:style-name="T23"> </text:span><text:span text:style-name="T29">start</text:span><text:span text:style-name="T23"> </text:span>=<text:span text:style-name="T23"> </text:span><text:span text:style-name="T25">new</text:span><text:span text:style-name="T23"> </text:span><text:span text:style-name="T19">VertexI</text:span>(<text:span text:style-name="T29">startVertex</text:span>);</text:p>
      <text:p text:style-name="P16"><text:span text:style-name="T23"><text:s text:c="4"/></text:span><text:span text:style-name="T19">VertexI</text:span>*<text:span text:style-name="T23"> </text:span><text:span text:style-name="T29">end</text:span><text:span text:style-name="T23"> </text:span>=<text:span text:style-name="T23"> </text:span><text:span text:style-name="T25">new</text:span><text:span text:style-name="T23"> </text:span><text:span text:style-name="T19">VertexI</text:span>(<text:span text:style-name="T29">endVertex</text:span>);</text:p>
      <text:p text:style-name="P17"><text:span text:style-name="T23"><text:s text:c="4"/></text:span><text:span text:style-name="T19">std</text:span>::<text:span text:style-name="T19">map</text:span>&lt;<text:span text:style-name="T25">int</text:span>,<text:span text:style-name="T23"> </text:span><text:span text:style-name="T19">VertexI</text:span>*&gt;<text:span text:style-name="T23"> </text:span><text:span text:style-name="T29">connectionMap</text:span>;</text:p>
      <text:p text:style-name="P17"><text:span text:style-name="T23"><text:s text:c="4"/></text:span><text:span text:style-name="T29">connectionMap</text:span><text:span text:style-name="T27">[</text:span><text:span text:style-name="T29">start</text:span>-&gt;<text:span text:style-name="T26">name</text:span><text:span text:style-name="T27">]</text:span><text:span text:style-name="T23"> </text:span>=<text:span text:style-name="T23"> </text:span><text:span text:style-name="T29">start</text:span>;</text:p>
      <text:p text:style-name="P16"><text:span text:style-name="T23"><text:s text:c="4"/></text:span><text:span text:style-name="T29">connectionMap</text:span><text:span text:style-name="T27">[</text:span><text:span text:style-name="T29">end</text:span>-&gt;<text:span text:style-name="T26">name</text:span><text:span text:style-name="T27">]</text:span><text:span text:style-name="T23"> </text:span>=<text:span text:style-name="T23"> </text:span><text:span text:style-name="T29">end</text:span>;</text:p>
      <text:p text:style-name="P17"><text:span text:style-name="T23"><text:s text:c="4"/></text:span><text:span text:style-name="T25">int</text:span><text:span text:style-name="T23"> </text:span><text:span text:style-name="T29">firstVertex</text:span>;</text:p>
      <text:p text:style-name="P17"><text:span text:style-name="T23"><text:s text:c="4"/></text:span><text:span text:style-name="T25">int</text:span><text:span text:style-name="T23"> </text:span><text:span text:style-name="T29">secondVertex</text:span>;</text:p>
      <text:p text:style-name="P16"><text:span text:style-name="T23"><text:s text:c="4"/></text:span><text:span text:style-name="T25">double</text:span><text:span text:style-name="T23"> </text:span><text:span text:style-name="T29">length</text:span><text:span text:style-name="T23"> </text:span>=<text:span text:style-name="T23"> </text:span><text:span text:style-name="T22">0</text:span>;</text:p>
      <text:p text:style-name="P17"><text:span text:style-name="T23"><text:s text:c="4"/></text:span><text:span text:style-name="T25">while</text:span><text:span text:style-name="T23"> </text:span>(<text:span text:style-name="T19">std</text:span>::<text:span text:style-name="T30">cin</text:span><text:span text:style-name="T23"> </text:span><text:span text:style-name="T27">&gt;&gt;</text:span><text:span text:style-name="T23"> </text:span><text:span text:style-name="T29">firstVertex</text:span><text:span text:style-name="T23"> </text:span><text:span text:style-name="T27">&gt;&gt;</text:span><text:span text:style-name="T23"> </text:span><text:span text:style-name="T29">secondVertex</text:span><text:span text:style-name="T23"> </text:span><text:span text:style-name="T27">&gt;&gt;</text:span><text:span text:style-name="T23"> </text:span><text:span text:style-name="T29">length</text:span>)<text:span text:style-name="T23"> </text:span>{</text:p>
      <text:p text:style-name="P16"><text:span text:style-name="T24">//</text:span><text:span text:style-name="T23"> <text:s text:c="6"/></text:span><text:span text:style-name="T24">std::cin</text:span><text:span text:style-name="T23"> </text:span><text:span text:style-name="T24">&gt;&gt;</text:span><text:span text:style-name="T23"> </text:span><text:span text:style-name="T24">firstVertex</text:span><text:span text:style-name="T23"> </text:span><text:span text:style-name="T24">&gt;&gt;</text:span><text:span text:style-name="T23"> </text:span><text:span text:style-name="T24">secondVertex</text:span><text:span text:style-name="T23"> </text:span><text:span text:style-name="T24">&gt;&gt;</text:span><text:span text:style-name="T23"> </text:span><text:span text:style-name="T24">length;</text:span></text:p>
      <text:p text:style-name="P17"><text:span text:style-name="T23"><text:s text:c="8"/></text:span><text:span text:style-name="T25">if</text:span><text:span text:style-name="T23"> </text:span>(<text:span text:style-name="T29">connectionMap</text:span>.<text:span text:style-name="T27">find</text:span>(<text:span text:style-name="T29">firstVertex</text:span>)<text:span text:style-name="T23"> </text:span><text:span text:style-name="T27">!=</text:span><text:span text:style-name="T23"> </text:span><text:span text:style-name="T29">connectionMap</text:span>.<text:span text:style-name="T27">end</text:span>()<text:span text:style-name="T23"> </text:span>&amp;&amp;</text:p>
      <text:p text:style-name="P17"><text:span text:style-name="T23"><text:s text:c="20"/></text:span><text:span text:style-name="T29">connectionMap</text:span>.<text:span text:style-name="T27">find</text:span>(<text:span text:style-name="T29">secondVertex</text:span>)<text:span text:style-name="T23"> </text:span><text:span text:style-name="T27">!=</text:span><text:span text:style-name="T23"> </text:span><text:span text:style-name="T29">connectionMap</text:span>.<text:span text:style-name="T27">end</text:span>())<text:span text:style-name="T23"> </text:span>{<text:span text:style-name="T23"> </text:span><text:span text:style-name="T24">//оба</text:span><text:span text:style-name="T23"> </text:span><text:span text:style-name="T24">есть</text:span><text:span text:style-name="T23"> </text:span><text:span text:style-name="T24">-</text:span><text:span text:style-name="T23"> </text:span><text:span text:style-name="T24">устанавливаем</text:span><text:span text:style-name="T23"> </text:span><text:span text:style-name="T24">связь</text:span></text:p>
      <text:p text:style-name="P17"><text:span text:style-name="T23"><text:s text:c="20"/></text:span><text:span text:style-name="T19">ChildI</text:span>*<text:span text:style-name="T23"> </text:span><text:span text:style-name="T29">child</text:span><text:span text:style-name="T23"> </text:span>=<text:span text:style-name="T23"> </text:span><text:span text:style-name="T25">new</text:span><text:span text:style-name="T23"> </text:span><text:span text:style-name="T19">ChildI</text:span>(<text:span text:style-name="T29">connectionMap</text:span><text:span text:style-name="T27">[</text:span><text:span text:style-name="T29">secondVertex</text:span><text:span text:style-name="T27">]</text:span>,<text:span text:style-name="T23"> </text:span><text:span text:style-name="T29">length</text:span>);</text:p>
      <text:p text:style-name="P17"><text:soft-page-break/><text:span text:style-name="T23"><text:s text:c="20"/></text:span><text:span text:style-name="T29">connectionMap</text:span><text:span text:style-name="T27">[</text:span><text:span text:style-name="T29">firstVertex</text:span><text:span text:style-name="T27">]</text:span>-&gt;<text:span text:style-name="T26">children</text:span>.<text:span text:style-name="T27">push_back</text:span>(<text:span text:style-name="T29">child</text:span>);</text:p>
      <text:p text:style-name="P17"><text:span text:style-name="T23"><text:s text:c="16"/></text:span>}</text:p>
      <text:p text:style-name="P17"><text:span text:style-name="T23"><text:s text:c="16"/></text:span><text:span text:style-name="T25">else</text:span><text:span text:style-name="T23"> </text:span><text:span text:style-name="T25">if</text:span><text:span text:style-name="T23"> </text:span>(<text:span text:style-name="T29">connectionMap</text:span>.<text:span text:style-name="T27">find</text:span>(<text:span text:style-name="T29">firstVertex</text:span>)<text:span text:style-name="T23"> </text:span><text:span text:style-name="T27">!=</text:span><text:span text:style-name="T23"> </text:span><text:span text:style-name="T29">connectionMap</text:span>.<text:span text:style-name="T27">end</text:span>())<text:span text:style-name="T23"> </text:span>{<text:span text:style-name="T23"> <text:s/></text:span><text:span text:style-name="T24">//есть</text:span><text:span text:style-name="T23"> </text:span><text:span text:style-name="T24">родитель</text:span><text:span text:style-name="T23"> </text:span><text:span text:style-name="T24">-</text:span><text:span text:style-name="T23"> </text:span><text:span text:style-name="T24">доб.</text:span><text:span text:style-name="T23"> </text:span><text:span text:style-name="T24">ребенка,</text:span><text:span text:style-name="T23"> </text:span><text:span text:style-name="T24">устанавл.</text:span><text:span text:style-name="T23"> </text:span><text:span text:style-name="T24">связь</text:span></text:p>
      <text:p text:style-name="P17"><text:span text:style-name="T23"><text:s text:c="20"/></text:span><text:span text:style-name="T19">VertexI</text:span>*<text:span text:style-name="T23"> </text:span><text:span text:style-name="T29">node</text:span><text:span text:style-name="T23"> </text:span>=<text:span text:style-name="T23"> </text:span><text:span text:style-name="T25">new</text:span><text:span text:style-name="T23"> </text:span><text:span text:style-name="T19">VertexI</text:span>(<text:span text:style-name="T29">secondVertex</text:span>);</text:p>
      <text:p text:style-name="P16"><text:span text:style-name="T23"><text:s text:c="20"/></text:span><text:span text:style-name="T29">connectionMap</text:span><text:span text:style-name="T27">[</text:span><text:span text:style-name="T29">secondVertex</text:span><text:span text:style-name="T27">]</text:span><text:span text:style-name="T23"> </text:span>=<text:span text:style-name="T23"> </text:span><text:span text:style-name="T29">node</text:span>;</text:p>
      <text:p text:style-name="P17"><text:span text:style-name="T23"><text:s text:c="20"/></text:span><text:span text:style-name="T19">ChildI</text:span>*<text:span text:style-name="T23"> </text:span><text:span text:style-name="T29">child</text:span><text:span text:style-name="T23"> </text:span>=<text:span text:style-name="T23"> </text:span><text:span text:style-name="T25">new</text:span><text:span text:style-name="T23"> </text:span><text:span text:style-name="T19">ChildI</text:span>(<text:span text:style-name="T29">connectionMap</text:span><text:span text:style-name="T27">[</text:span><text:span text:style-name="T29">secondVertex</text:span><text:span text:style-name="T27">]</text:span>,<text:span text:style-name="T23"> </text:span><text:span text:style-name="T29">length</text:span>);</text:p>
      <text:p text:style-name="P17"><text:span text:style-name="T23"><text:s text:c="20"/></text:span><text:span text:style-name="T29">connectionMap</text:span><text:span text:style-name="T27">[</text:span><text:span text:style-name="T29">firstVertex</text:span><text:span text:style-name="T27">]</text:span>-&gt;<text:span text:style-name="T26">children</text:span>.<text:span text:style-name="T27">push_back</text:span>(<text:span text:style-name="T29">child</text:span>);</text:p>
      <text:p text:style-name="P17"><text:span text:style-name="T23"><text:s text:c="16"/></text:span>}</text:p>
      <text:p text:style-name="P17"><text:span text:style-name="T23"><text:s text:c="16"/></text:span><text:span text:style-name="T25">else</text:span><text:span text:style-name="T23"> </text:span><text:span text:style-name="T25">if</text:span><text:span text:style-name="T23"> </text:span>(<text:span text:style-name="T29">connectionMap</text:span>.<text:span text:style-name="T27">find</text:span>(<text:span text:style-name="T29">secondVertex</text:span>)<text:span text:style-name="T23"> </text:span><text:span text:style-name="T27">!=</text:span><text:span text:style-name="T23"> </text:span><text:span text:style-name="T29">connectionMap</text:span>.<text:span text:style-name="T27">end</text:span>())<text:span text:style-name="T23"> </text:span>{<text:span text:style-name="T23"> </text:span><text:span text:style-name="T24">//есть</text:span><text:span text:style-name="T23"> </text:span><text:span text:style-name="T24">ребенок</text:span><text:span text:style-name="T23"> </text:span><text:span text:style-name="T24">-</text:span><text:span text:style-name="T23"> </text:span><text:span text:style-name="T24">доб.</text:span><text:span text:style-name="T23"> </text:span><text:span text:style-name="T24">реб.,</text:span><text:span text:style-name="T23"> </text:span><text:span text:style-name="T24">уст.связь</text:span></text:p>
      <text:p text:style-name="P17"><text:span text:style-name="T23"><text:s text:c="20"/></text:span><text:span text:style-name="T19">VertexI</text:span>*<text:span text:style-name="T23"> </text:span><text:span text:style-name="T29">node</text:span><text:span text:style-name="T23"> </text:span>=<text:span text:style-name="T23"> </text:span><text:span text:style-name="T25">new</text:span><text:span text:style-name="T23"> </text:span><text:span text:style-name="T19">VertexI</text:span>(<text:span text:style-name="T29">firstVertex</text:span>);</text:p>
      <text:p text:style-name="P16"><text:span text:style-name="T23"><text:s text:c="20"/></text:span><text:span text:style-name="T29">connectionMap</text:span><text:span text:style-name="T27">[</text:span><text:span text:style-name="T29">firstVertex</text:span><text:span text:style-name="T27">]</text:span><text:span text:style-name="T23"> </text:span>=<text:span text:style-name="T23"> </text:span><text:span text:style-name="T29">node</text:span>;</text:p>
      <text:p text:style-name="P17"><text:span text:style-name="T23"><text:s text:c="20"/></text:span><text:span text:style-name="T19">ChildI</text:span>*<text:span text:style-name="T23"> </text:span><text:span text:style-name="T29">child</text:span><text:span text:style-name="T23"> </text:span>=<text:span text:style-name="T23"> </text:span><text:span text:style-name="T25">new</text:span><text:span text:style-name="T23"> </text:span><text:span text:style-name="T19">ChildI</text:span>(<text:span text:style-name="T29">connectionMap</text:span><text:span text:style-name="T27">[</text:span><text:span text:style-name="T29">secondVertex</text:span><text:span text:style-name="T27">]</text:span>,<text:span text:style-name="T23"> </text:span><text:span text:style-name="T29">length</text:span>);</text:p>
      <text:p text:style-name="P17"><text:span text:style-name="T23"><text:s text:c="20"/></text:span><text:span text:style-name="T29">node</text:span>-&gt;<text:span text:style-name="T26">children</text:span>.<text:span text:style-name="T27">push_back</text:span>(<text:span text:style-name="T29">child</text:span>);</text:p>
      <text:p text:style-name="P17"><text:span text:style-name="T23"><text:s text:c="16"/></text:span>}</text:p>
      <text:p text:style-name="P17"><text:span text:style-name="T23"><text:s text:c="16"/></text:span><text:span text:style-name="T25">else</text:span><text:span text:style-name="T23"> </text:span>{<text:span text:style-name="T23"> </text:span><text:span text:style-name="T24">//ничего</text:span><text:span text:style-name="T23"> </text:span><text:span text:style-name="T24">нет</text:span><text:span text:style-name="T23"> </text:span><text:span text:style-name="T24">-</text:span><text:span text:style-name="T23"> </text:span><text:span text:style-name="T24">добавляем</text:span></text:p>
      <text:p text:style-name="P17"><text:span text:style-name="T23"><text:s text:c="20"/></text:span><text:span text:style-name="T19">VertexI</text:span>*<text:span text:style-name="T23"> </text:span><text:span text:style-name="T29">node</text:span><text:span text:style-name="T23"> </text:span>=<text:span text:style-name="T23"> </text:span><text:span text:style-name="T25">new</text:span><text:span text:style-name="T23"> </text:span><text:span text:style-name="T19">VertexI</text:span>(<text:span text:style-name="T29">firstVertex</text:span>);</text:p>
      <text:p text:style-name="P16"><text:span text:style-name="T23"><text:s text:c="20"/></text:span><text:span text:style-name="T29">connectionMap</text:span><text:span text:style-name="T27">[</text:span><text:span text:style-name="T29">firstVertex</text:span><text:span text:style-name="T27">]</text:span><text:span text:style-name="T23"> </text:span>=<text:span text:style-name="T23"> </text:span><text:span text:style-name="T29">node</text:span>;</text:p>
      <text:p text:style-name="P17"><text:span text:style-name="T23"><text:s text:c="20"/></text:span><text:span text:style-name="T19">VertexI</text:span>*<text:span text:style-name="T23"> </text:span><text:span text:style-name="T29">node2</text:span><text:span text:style-name="T23"> </text:span>=<text:span text:style-name="T23"> </text:span><text:span text:style-name="T25">new</text:span><text:span text:style-name="T23"> </text:span><text:span text:style-name="T19">VertexI</text:span>(<text:span text:style-name="T29">secondVertex</text:span>);</text:p>
      <text:p text:style-name="P16"><text:span text:style-name="T23"><text:s text:c="20"/></text:span><text:span text:style-name="T29">connectionMap</text:span><text:span text:style-name="T27">[</text:span><text:span text:style-name="T29">secondVertex</text:span><text:span text:style-name="T27">]</text:span><text:span text:style-name="T23"> </text:span>=<text:span text:style-name="T23"> </text:span><text:span text:style-name="T29">node2</text:span>;</text:p>
      <text:p text:style-name="P17"><text:span text:style-name="T23"><text:s text:c="20"/></text:span><text:span text:style-name="T19">ChildI</text:span>*<text:span text:style-name="T23"> </text:span><text:span text:style-name="T29">child</text:span><text:span text:style-name="T23"> </text:span>=<text:span text:style-name="T23"> </text:span><text:span text:style-name="T25">new</text:span><text:span text:style-name="T23"> </text:span><text:span text:style-name="T19">ChildI</text:span>(<text:span text:style-name="T29">connectionMap</text:span><text:span text:style-name="T27">[</text:span><text:span text:style-name="T29">secondVertex</text:span><text:span text:style-name="T27">]</text:span>,<text:span text:style-name="T23"> </text:span><text:span text:style-name="T29">length</text:span>);</text:p>
      <text:p text:style-name="P17"><text:span text:style-name="T23"><text:s text:c="20"/></text:span><text:span text:style-name="T29">connectionMap</text:span><text:span text:style-name="T27">[</text:span><text:span text:style-name="T29">firstVertex</text:span><text:span text:style-name="T27">]</text:span>-&gt;<text:span text:style-name="T26">children</text:span>.<text:span text:style-name="T27">push_back</text:span>(<text:span text:style-name="T29">child</text:span>);</text:p>
      <text:p text:style-name="P17"><text:span text:style-name="T23"><text:s text:c="16"/></text:span>}</text:p>
      <text:p text:style-name="P17"><text:span text:style-name="T23"><text:s text:c="4"/></text:span>}</text:p>
      <text:p text:style-name="P16"><text:span text:style-name="T23"><text:s text:c="4"/></text:span><text:span text:style-name="T19">std</text:span>::<text:span text:style-name="T19">string</text:span><text:span text:style-name="T23"> </text:span><text:span text:style-name="T29">way</text:span><text:span text:style-name="T23"> </text:span>=<text:span text:style-name="T23"> </text:span><text:span text:style-name="T27">aStar</text:span>(<text:span text:style-name="T29">start</text:span>,<text:span text:style-name="T23"> </text:span><text:span text:style-name="T29">end</text:span>);</text:p>
      <text:p text:style-name="P17"><text:span text:style-name="T23"><text:s text:c="4"/></text:span><text:span text:style-name="T19">std</text:span>::<text:span text:style-name="T30">cout</text:span><text:span text:style-name="T23"> </text:span><text:span text:style-name="T27">&lt;&lt;</text:span><text:span text:style-name="T23"> </text:span><text:span text:style-name="T29">way</text:span><text:span text:style-name="T23"> </text:span><text:span text:style-name="T27">&lt;&lt;</text:span><text:span text:style-name="T23"> </text:span><text:span text:style-name="T19">std</text:span>::<text:span text:style-name="T27">endl</text:span>;</text:p>
      <text:p text:style-name="P16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16T14:07:55.262000000</meta:creation-date>
    <meta:editing-duration>PT3H55M42S</meta:editing-duration>
    <meta:editing-cycles>34</meta:editing-cycles>
    <meta:generator>LibreOffice/6.3.3.2$Linux_X86_64 LibreOffice_project/30$Build-2</meta:generator>
    <dc:date>2020-04-02T15:09:29.093879735</dc:date>
    <meta:document-statistic meta:table-count="2" meta:image-count="0" meta:object-count="2" meta:page-count="14" meta:paragraph-count="370" meta:word-count="1519" meta:character-count="12219" meta:non-whitespace-character-count="9779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row>
            <mi>E</mi>
            <mo stretchy="false">+</mo>
            <mi>V</mi>
          </mrow>
        </mrow>
        <mo fence="true" stretchy="false">)</mo>
      </mrow>
    </mrow>
    <annotation encoding="StarMath 5.0">O ( E  +  V )</annotation>
  </semantics>
</math>
</file>

<file path=Object 2/content.xml><?xml version="1.0" encoding="utf-8"?>
<math xmlns="http://www.w3.org/1998/Math/MathML" display="block">
  <semantics>
    <mrow>
      <mi>O</mi>
      <mrow>
        <mrow>
          <mo fence="true" stretchy="true">(</mo>
          <mrow>
            <mrow>
              <mi>E</mi>
              <mo stretchy="false">+</mo>
              <msup>
                <mi>V</mi>
                <mn>2</mn>
              </msup>
            </mrow>
          </mrow>
          <mo fence="true" stretchy="true">)</mo>
        </mrow>
        <mo stretchy="false">=</mo>
        <mi>O</mi>
      </mrow>
      <mrow>
        <mo fence="true" stretchy="true">(</mo>
        <mrow>
          <msup>
            <mi>V</mi>
            <mn>2</mn>
          </msup>
        </mrow>
        <mo fence="true" stretchy="true">)</mo>
      </mrow>
    </mrow>
    <annotation encoding="StarMath 5.0">O left (E  +  {V} ^ {2} right ) =  O left ({V} ^ {2} right )</annotation>
  </semantics>
</math>
</file>